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343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3.253cm"/>
    </style:style>
    <style:style style:name="co4" style:family="table-column">
      <style:table-column-properties fo:break-before="auto" style:column-width="2.25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Cholesterol">
      <style:table-properties table:display="true" style:writing-mode="lr-tb"/>
    </style:style>
    <style:style style:name="ta2" style:family="table" style:master-page-name="PageStyle_5f_Wirkdauer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holesterol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ce1"/>
        <table:table-column table:style-name="co2" table:number-columns-repeated="1007" table:default-cell-style-name="Default"/>
        <table:table-column table:style-name="co4" table:number-columns-repeated="11" table:default-cell-style-name="ce1"/>
        <table:table-column table:style-name="co2" table:number-columns-repeated="15360" table:default-cell-style-name="Default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Normal-Person</text:p>
          </table:table-cell>
          <table:table-cell table:style-name="ce2" office:value-type="string" calcext:value-type="string">
            <text:p>Normal-T0</text:p>
          </table:table-cell>
          <table:table-cell table:style-name="ce2" office:value-type="string" calcext:value-type="string">
            <text:p>Normal-T1</text:p>
          </table:table-cell>
          <table:table-cell office:value-type="string" calcext:value-type="string">
            <text:p>Erhoeht-Person</text:p>
          </table:table-cell>
          <table:table-cell table:style-name="ce2" office:value-type="string" calcext:value-type="string">
            <text:p>Erhoeht-T0</text:p>
          </table:table-cell>
          <table:table-cell table:style-name="ce2" office:value-type="string" calcext:value-type="string">
            <text:p>Erhoeht-T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-Person 1</text:p>
          </table:table-cell>
          <table:table-cell table:style-name="ce1" office:value-type="float" office:value="184.39226352" calcext:value-type="float">
            <text:p>184.39226352</text:p>
          </table:table-cell>
          <table:table-cell table:style-name="ce2" office:value-type="float" office:value="169.85156795" calcext:value-type="float">
            <text:p>169.85156795</text:p>
          </table:table-cell>
          <table:table-cell office:value-type="string" calcext:value-type="string">
            <text:p>Erhoeht-Person 1</text:p>
          </table:table-cell>
          <table:table-cell table:style-name="ce2" office:value-type="float" office:value="216.99219848" calcext:value-type="float">
            <text:p>216.99219848</text:p>
          </table:table-cell>
          <table:table-cell table:style-name="ce1" office:value-type="float" office:value="163.78455807" calcext:value-type="float">
            <text:p>163.784558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-Person 2</text:p>
          </table:table-cell>
          <table:table-cell table:style-name="ce1" office:value-type="float" office:value="171.77113199" calcext:value-type="float">
            <text:p>171.77113199</text:p>
          </table:table-cell>
          <table:table-cell table:style-name="ce2" office:value-type="float" office:value="168.67272187" calcext:value-type="float">
            <text:p>168.67272187</text:p>
          </table:table-cell>
          <table:table-cell office:value-type="string" calcext:value-type="string">
            <text:p>Erhoeht-Person 2</text:p>
          </table:table-cell>
          <table:table-cell table:style-name="ce2" office:value-type="float" office:value="224.9094617" calcext:value-type="float">
            <text:p>224.9094617</text:p>
          </table:table-cell>
          <table:table-cell table:style-name="ce1" office:value-type="float" office:value="158.61842248" calcext:value-type="float">
            <text:p>158.6184224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-Person 3</text:p>
          </table:table-cell>
          <table:table-cell table:style-name="ce1" office:value-type="float" office:value="178.27386166" calcext:value-type="float">
            <text:p>178.27386166</text:p>
          </table:table-cell>
          <table:table-cell table:style-name="ce2" office:value-type="float" office:value="159.32489972" calcext:value-type="float">
            <text:p>159.32489972</text:p>
          </table:table-cell>
          <table:table-cell office:value-type="string" calcext:value-type="string">
            <text:p>Erhoeht-Person 3</text:p>
          </table:table-cell>
          <table:table-cell table:style-name="ce2" office:value-type="float" office:value="219.73806336" calcext:value-type="float">
            <text:p>219.73806336</text:p>
          </table:table-cell>
          <table:table-cell table:style-name="ce1" office:value-type="float" office:value="160.03441348" calcext:value-type="float">
            <text:p>160.0344134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-Person 4</text:p>
          </table:table-cell>
          <table:table-cell table:style-name="ce1" office:value-type="float" office:value="153.37427067" calcext:value-type="float">
            <text:p>153.37427067</text:p>
          </table:table-cell>
          <table:table-cell table:style-name="ce2" office:value-type="float" office:value="167.48092689" calcext:value-type="float">
            <text:p>167.48092689</text:p>
          </table:table-cell>
          <table:table-cell office:value-type="string" calcext:value-type="string">
            <text:p>Erhoeht-Person 4</text:p>
          </table:table-cell>
          <table:table-cell table:style-name="ce2" office:value-type="float" office:value="222.0480117" calcext:value-type="float">
            <text:p>222.0480117</text:p>
          </table:table-cell>
          <table:table-cell table:style-name="ce1" office:value-type="float" office:value="168.71525624" calcext:value-type="float">
            <text:p>168.715256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-Person 5</text:p>
          </table:table-cell>
          <table:table-cell table:style-name="ce1" office:value-type="float" office:value="175.61085644" calcext:value-type="float">
            <text:p>175.61085644</text:p>
          </table:table-cell>
          <table:table-cell table:style-name="ce2" office:value-type="float" office:value="162.26369033" calcext:value-type="float">
            <text:p>162.26369033</text:p>
          </table:table-cell>
          <table:table-cell office:value-type="string" calcext:value-type="string">
            <text:p>Erhoeht-Person 5</text:p>
          </table:table-cell>
          <table:table-cell table:style-name="ce2" office:value-type="float" office:value="221.22559651" calcext:value-type="float">
            <text:p>221.22559651</text:p>
          </table:table-cell>
          <table:table-cell table:style-name="ce1" office:value-type="float" office:value="154.55936086" calcext:value-type="float">
            <text:p>154.559360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-Person 6</text:p>
          </table:table-cell>
          <table:table-cell table:style-name="ce1" office:value-type="float" office:value="176.51538282" calcext:value-type="float">
            <text:p>176.51538282</text:p>
          </table:table-cell>
          <table:table-cell table:style-name="ce2" office:value-type="float" office:value="167.58762602" calcext:value-type="float">
            <text:p>167.58762602</text:p>
          </table:table-cell>
          <table:table-cell office:value-type="string" calcext:value-type="string">
            <text:p>Erhoeht-Person 6</text:p>
          </table:table-cell>
          <table:table-cell table:style-name="ce2" office:value-type="float" office:value="224.2158554" calcext:value-type="float">
            <text:p>224.2158554</text:p>
          </table:table-cell>
          <table:table-cell table:style-name="ce1" office:value-type="float" office:value="164.99737437" calcext:value-type="float">
            <text:p>164.997374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-Person 7</text:p>
          </table:table-cell>
          <table:table-cell table:style-name="ce1" office:value-type="float" office:value="162.46332013" calcext:value-type="float">
            <text:p>162.46332013</text:p>
          </table:table-cell>
          <table:table-cell table:style-name="ce2" office:value-type="float" office:value="161.21100031" calcext:value-type="float">
            <text:p>161.21100031</text:p>
          </table:table-cell>
          <table:table-cell office:value-type="string" calcext:value-type="string">
            <text:p>Erhoeht-Person 7</text:p>
          </table:table-cell>
          <table:table-cell table:style-name="ce2" office:value-type="float" office:value="220.48473632" calcext:value-type="float">
            <text:p>220.48473632</text:p>
          </table:table-cell>
          <table:table-cell table:style-name="ce1" office:value-type="float" office:value="177.89126109" calcext:value-type="float">
            <text:p>177.8912610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-Person 8</text:p>
          </table:table-cell>
          <table:table-cell table:style-name="ce1" office:value-type="float" office:value="172.68840374" calcext:value-type="float">
            <text:p>172.68840374</text:p>
          </table:table-cell>
          <table:table-cell table:style-name="ce2" office:value-type="float" office:value="164.36584148" calcext:value-type="float">
            <text:p>164.36584148</text:p>
          </table:table-cell>
          <table:table-cell office:value-type="string" calcext:value-type="string">
            <text:p>Erhoeht-Person 8</text:p>
          </table:table-cell>
          <table:table-cell table:style-name="ce2" office:value-type="float" office:value="222.57423061" calcext:value-type="float">
            <text:p>222.57423061</text:p>
          </table:table-cell>
          <table:table-cell table:style-name="ce1" office:value-type="float" office:value="161.53620504" calcext:value-type="float">
            <text:p>161.536205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-Person 9</text:p>
          </table:table-cell>
          <table:table-cell table:style-name="ce1" office:value-type="float" office:value="165.15202438" calcext:value-type="float">
            <text:p>165.15202438</text:p>
          </table:table-cell>
          <table:table-cell table:style-name="ce2" office:value-type="float" office:value="159.02079807" calcext:value-type="float">
            <text:p>159.02079807</text:p>
          </table:table-cell>
          <table:table-cell office:value-type="string" calcext:value-type="string">
            <text:p>Erhoeht-Person 9</text:p>
          </table:table-cell>
          <table:table-cell table:style-name="ce2" office:value-type="float" office:value="223.5038646" calcext:value-type="float">
            <text:p>223.5038646</text:p>
          </table:table-cell>
          <table:table-cell table:style-name="ce1" office:value-type="float" office:value="162.89413617" calcext:value-type="float">
            <text:p>162.894136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-Person 10</text:p>
          </table:table-cell>
          <table:table-cell table:style-name="ce1" office:value-type="float" office:value="170.22676303" calcext:value-type="float">
            <text:p>170.22676303</text:p>
          </table:table-cell>
          <table:table-cell table:style-name="ce2" office:value-type="float" office:value="180.54973896" calcext:value-type="float">
            <text:p>180.54973896</text:p>
          </table:table-cell>
          <table:table-cell office:value-type="string" calcext:value-type="string">
            <text:p>Erhoeht-Person 10</text:p>
          </table:table-cell>
          <table:table-cell table:style-name="ce2" office:value-type="float" office:value="221.62738001" calcext:value-type="float">
            <text:p>221.62738001</text:p>
          </table:table-cell>
          <table:table-cell table:style-name="ce1" office:value-type="float" office:value="161.20032412" calcext:value-type="float">
            <text:p>161.200324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-Person 11</text:p>
          </table:table-cell>
          <table:table-cell table:style-name="ce1" office:value-type="float" office:value="166.2093437" calcext:value-type="float">
            <text:p>166.2093437</text:p>
          </table:table-cell>
          <table:table-cell table:style-name="ce2" office:value-type="float" office:value="165.51197564" calcext:value-type="float">
            <text:p>165.51197564</text:p>
          </table:table-cell>
          <table:table-cell office:value-type="string" calcext:value-type="string">
            <text:p>Erhoeht-Person 11</text:p>
          </table:table-cell>
          <table:table-cell table:style-name="ce2" office:value-type="float" office:value="218.62252165" calcext:value-type="float">
            <text:p>218.62252165</text:p>
          </table:table-cell>
          <table:table-cell table:style-name="ce1" office:value-type="float" office:value="157.14450882" calcext:value-type="float">
            <text:p>157.1445088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-Person 12</text:p>
          </table:table-cell>
          <table:table-cell table:style-name="ce1" office:value-type="float" office:value="186.03418207" calcext:value-type="float">
            <text:p>186.03418207</text:p>
          </table:table-cell>
          <table:table-cell table:style-name="ce2" office:value-type="float" office:value="170.78540416" calcext:value-type="float">
            <text:p>170.78540416</text:p>
          </table:table-cell>
          <table:table-cell office:value-type="string" calcext:value-type="string">
            <text:p>Erhoeht-Person 12</text:p>
          </table:table-cell>
          <table:table-cell table:style-name="ce2" office:value-type="float" office:value="216.76986666" calcext:value-type="float">
            <text:p>216.76986666</text:p>
          </table:table-cell>
          <table:table-cell table:style-name="ce1" office:value-type="float" office:value="158.48602158" calcext:value-type="float">
            <text:p>158.4860215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-Person 13</text:p>
          </table:table-cell>
          <table:table-cell table:style-name="ce1" office:value-type="float" office:value="167.78744493" calcext:value-type="float">
            <text:p>167.78744493</text:p>
          </table:table-cell>
          <table:table-cell table:style-name="ce2" office:value-type="float" office:value="170.13335433" calcext:value-type="float">
            <text:p>170.13335433</text:p>
          </table:table-cell>
          <table:table-cell office:value-type="string" calcext:value-type="string">
            <text:p>Erhoeht-Person 13</text:p>
          </table:table-cell>
          <table:table-cell table:style-name="ce2" office:value-type="float" office:value="213.93915422" calcext:value-type="float">
            <text:p>213.93915422</text:p>
          </table:table-cell>
          <table:table-cell table:style-name="ce1" office:value-type="float" office:value="168.47420429" calcext:value-type="float">
            <text:p>168.4742042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-Person 14</text:p>
          </table:table-cell>
          <table:table-cell table:style-name="ce1" office:value-type="float" office:value="174.31145633" calcext:value-type="float">
            <text:p>174.31145633</text:p>
          </table:table-cell>
          <table:table-cell table:style-name="ce2" office:value-type="float" office:value="157.57425226" calcext:value-type="float">
            <text:p>157.57425226</text:p>
          </table:table-cell>
          <table:table-cell office:value-type="string" calcext:value-type="string">
            <text:p>Erhoeht-Person 14</text:p>
          </table:table-cell>
          <table:table-cell table:style-name="ce2" office:value-type="float" office:value="220.20756642" calcext:value-type="float">
            <text:p>220.20756642</text:p>
          </table:table-cell>
          <table:table-cell table:style-name="ce1" office:value-type="float" office:value="178.86943024" calcext:value-type="float">
            <text:p>178.86943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-Person 15</text:p>
          </table:table-cell>
          <table:table-cell table:style-name="ce1" office:value-type="float" office:value="175.48909834" calcext:value-type="float">
            <text:p>175.48909834</text:p>
          </table:table-cell>
          <table:table-cell table:style-name="ce2" office:value-type="float" office:value="164.67872379" calcext:value-type="float">
            <text:p>164.67872379</text:p>
          </table:table-cell>
          <table:table-cell office:value-type="string" calcext:value-type="string">
            <text:p>Erhoeht-Person 15</text:p>
          </table:table-cell>
          <table:table-cell table:style-name="ce2" office:value-type="float" office:value="224.24569352" calcext:value-type="float">
            <text:p>224.24569352</text:p>
          </table:table-cell>
          <table:table-cell table:style-name="ce1" office:value-type="float" office:value="155.48935026" calcext:value-type="float">
            <text:p>155.4893502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-Person 16</text:p>
          </table:table-cell>
          <table:table-cell table:style-name="ce1" office:value-type="float" office:value="164.27192098" calcext:value-type="float">
            <text:p>164.27192098</text:p>
          </table:table-cell>
          <table:table-cell table:style-name="ce2" office:value-type="float" office:value="158.70482815" calcext:value-type="float">
            <text:p>158.70482815</text:p>
          </table:table-cell>
          <table:table-cell office:value-type="string" calcext:value-type="string">
            <text:p>Erhoeht-Person 16</text:p>
          </table:table-cell>
          <table:table-cell table:style-name="ce2" office:value-type="float" office:value="220.09595013" calcext:value-type="float">
            <text:p>220.09595013</text:p>
          </table:table-cell>
          <table:table-cell table:style-name="ce1" office:value-type="float" office:value="169.97259884" calcext:value-type="float">
            <text:p>169.9725988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-Person 17</text:p>
          </table:table-cell>
          <table:table-cell table:style-name="ce1" office:value-type="float" office:value="178.223638" calcext:value-type="float">
            <text:p>178.223638</text:p>
          </table:table-cell>
          <table:table-cell table:style-name="ce2" office:value-type="float" office:value="165.96276723" calcext:value-type="float">
            <text:p>165.96276723</text:p>
          </table:table-cell>
          <table:table-cell office:value-type="string" calcext:value-type="string">
            <text:p>Erhoeht-Person 17</text:p>
          </table:table-cell>
          <table:table-cell table:style-name="ce2" office:value-type="float" office:value="222.83042233" calcext:value-type="float">
            <text:p>222.83042233</text:p>
          </table:table-cell>
          <table:table-cell table:style-name="ce1" office:value-type="float" office:value="170.73728195" calcext:value-type="float">
            <text:p>170.7372819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-Person 18</text:p>
          </table:table-cell>
          <table:table-cell table:style-name="ce1" office:value-type="float" office:value="165.68954734" calcext:value-type="float">
            <text:p>165.68954734</text:p>
          </table:table-cell>
          <table:table-cell table:style-name="ce2" office:value-type="float" office:value="160.86194619" calcext:value-type="float">
            <text:p>160.86194619</text:p>
          </table:table-cell>
          <table:table-cell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Normal-Person 19</text:p>
          </table:table-cell>
          <table:table-cell table:style-name="ce1" office:value-type="float" office:value="170.02486868" calcext:value-type="float">
            <text:p>170.02486868</text:p>
          </table:table-cell>
          <table:table-cell table:style-name="ce2" office:value-type="float" office:value="172.86288257" calcext:value-type="float">
            <text:p>172.86288257</text:p>
          </table:table-cell>
          <table:table-cell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Normal-Person 20</text:p>
          </table:table-cell>
          <table:table-cell table:style-name="ce1" office:value-type="float" office:value="177.07772633" calcext:value-type="float">
            <text:p>177.07772633</text:p>
          </table:table-cell>
          <table:table-cell table:style-name="ce2" office:value-type="float" office:value="172.50518638" calcext:value-type="float">
            <text:p>172.50518638</text:p>
          </table:table-cell>
          <table:table-cell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Normal-Person 21</text:p>
          </table:table-cell>
          <table:table-cell table:style-name="ce1" office:value-type="float" office:value="172.43155949" calcext:value-type="float">
            <text:p>172.43155949</text:p>
          </table:table-cell>
          <table:table-cell table:style-name="ce2" office:value-type="float" office:value="159.0477688" calcext:value-type="float">
            <text:p>159.0477688</text:p>
          </table:table-cell>
          <table:table-cell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Normal-Person 22</text:p>
          </table:table-cell>
          <table:table-cell table:style-name="ce1" office:value-type="float" office:value="190.68588579" calcext:value-type="float">
            <text:p>190.68588579</text:p>
          </table:table-cell>
          <table:table-cell table:style-name="ce2" office:value-type="float" office:value="167.87688806" calcext:value-type="float">
            <text:p>167.87688806</text:p>
          </table:table-cell>
          <table:table-cell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Normal-Person 23</text:p>
          </table:table-cell>
          <table:table-cell table:style-name="ce1" office:value-type="float" office:value="178.85886086" calcext:value-type="float">
            <text:p>178.85886086</text:p>
          </table:table-cell>
          <table:table-cell table:style-name="ce2" office:value-type="float" office:value="176.29213492" calcext:value-type="float">
            <text:p>176.29213492</text:p>
          </table:table-cell>
          <table:table-cell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Normal-Person 24</text:p>
          </table:table-cell>
          <table:table-cell table:style-name="ce1" office:value-type="float" office:value="177.21316171" calcext:value-type="float">
            <text:p>177.21316171</text:p>
          </table:table-cell>
          <table:table-cell table:style-name="ce2" office:value-type="float" office:value="162.59550186" calcext:value-type="float">
            <text:p>162.59550186</text:p>
          </table:table-cell>
          <table:table-cell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Normal-Person 25</text:p>
          </table:table-cell>
          <table:table-cell table:style-name="ce1" office:value-type="float" office:value="168.51203921" calcext:value-type="float">
            <text:p>168.51203921</text:p>
          </table:table-cell>
          <table:table-cell table:style-name="ce2" office:value-type="float" office:value="163.3941834" calcext:value-type="float">
            <text:p>163.3941834</text:p>
          </table:table-cell>
          <table:table-cell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Normal-Person 26</text:p>
          </table:table-cell>
          <table:table-cell table:style-name="ce1" office:value-type="float" office:value="169.02211755" calcext:value-type="float">
            <text:p>169.02211755</text:p>
          </table:table-cell>
          <table:table-cell table:style-name="ce2" office:value-type="float" office:value="165.82405234" calcext:value-type="float">
            <text:p>165.82405234</text:p>
          </table:table-cell>
          <table:table-cell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Normal-Person 27</text:p>
          </table:table-cell>
          <table:table-cell table:style-name="ce1" office:value-type="float" office:value="177.12353103" calcext:value-type="float">
            <text:p>177.12353103</text:p>
          </table:table-cell>
          <table:table-cell table:style-name="ce2" office:value-type="float" office:value="159.71402437" calcext:value-type="float">
            <text:p>159.71402437</text:p>
          </table:table-cell>
          <table:table-cell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Normal-Person 28</text:p>
          </table:table-cell>
          <table:table-cell table:style-name="ce1" office:value-type="float" office:value="171.44513375" calcext:value-type="float">
            <text:p>171.44513375</text:p>
          </table:table-cell>
          <table:table-cell table:style-name="ce2" office:value-type="float" office:value="169.61664036" calcext:value-type="float">
            <text:p>169.61664036</text:p>
          </table:table-cell>
          <table:table-cell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Normal-Person 29</text:p>
          </table:table-cell>
          <table:table-cell table:style-name="ce1" office:value-type="float" office:value="175.56581129" calcext:value-type="float">
            <text:p>175.56581129</text:p>
          </table:table-cell>
          <table:table-cell table:style-name="ce2" office:value-type="float" office:value="165.24658222" calcext:value-type="float">
            <text:p>165.24658222</text:p>
          </table:table-cell>
          <table:table-cell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Normal-Person 30</text:p>
          </table:table-cell>
          <table:table-cell table:style-name="ce1" office:value-type="float" office:value="166.48976804" calcext:value-type="float">
            <text:p>166.48976804</text:p>
          </table:table-cell>
          <table:table-cell table:style-name="ce2" office:value-type="float" office:value="161.19719039" calcext:value-type="float">
            <text:p>161.19719039</text:p>
          </table:table-cell>
          <table:table-cell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Normal-Person 31</text:p>
          </table:table-cell>
          <table:table-cell table:style-name="ce1" office:value-type="float" office:value="152.56073597" calcext:value-type="float">
            <text:p>152.56073597</text:p>
          </table:table-cell>
          <table:table-cell table:style-name="ce1" office:value-type="float" office:value="160.27942734" calcext:value-type="float">
            <text:p>160.2794273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rmal-Person 32</text:p>
          </table:table-cell>
          <table:table-cell table:style-name="ce1" office:value-type="float" office:value="173.56310484" calcext:value-type="float">
            <text:p>173.56310484</text:p>
          </table:table-cell>
          <table:table-cell table:style-name="ce1" office:value-type="float" office:value="167.55700259" calcext:value-type="float">
            <text:p>167.55700259</text:p>
          </table:table-cell>
          <table:table-cell table:number-columns-repeated="16381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irkdauer" table:style-name="ta2">
        <table:table-column table:style-name="co6" table:number-columns-repeated="3" table:default-cell-style-name="ce1"/>
        <table:table-row table:style-name="ro1">
          <table:table-cell table:style-name="ce2" office:value-type="string" calcext:value-type="string">
            <text:p>ASS Kopczynski</text:p>
          </table:table-cell>
          <table:table-cell table:style-name="ce2" office:value-type="string" calcext:value-type="string">
            <text:p>Paracetadur Forte</text:p>
          </table:table-cell>
          <table:table-cell table:style-name="ce2" office:value-type="string" calcext:value-type="string">
            <text:p>Ibuprofi 5000mg</text:p>
          </table:table-cell>
        </table:table-row>
        <table:table-row table:style-name="ro1">
          <table:table-cell table:style-name="ce2" office:value-type="float" office:value="97.4857422488692" calcext:value-type="float">
            <text:p>97.4857422488692</text:p>
          </table:table-cell>
          <table:table-cell table:style-name="ce2" office:value-type="float" office:value="190.246407789512" calcext:value-type="float">
            <text:p>190.246407789512</text:p>
          </table:table-cell>
          <table:table-cell table:style-name="ce2" office:value-type="float" office:value="275.584757036649" calcext:value-type="float">
            <text:p>275.584757036649</text:p>
          </table:table-cell>
        </table:table-row>
        <table:table-row table:style-name="ro1">
          <table:table-cell table:style-name="ce2" office:value-type="float" office:value="122.385051583232" calcext:value-type="float">
            <text:p>122.385051583232</text:p>
          </table:table-cell>
          <table:table-cell table:style-name="ce2" office:value-type="float" office:value="143.099901851578" calcext:value-type="float">
            <text:p>143.099901851578</text:p>
          </table:table-cell>
          <table:table-cell table:style-name="ce2" office:value-type="float" office:value="402.723502146407" calcext:value-type="float">
            <text:p>402.723502146407</text:p>
          </table:table-cell>
        </table:table-row>
        <table:table-row table:style-name="ro1">
          <table:table-cell table:style-name="ce2" office:value-type="float" office:value="67.3901260888208" calcext:value-type="float">
            <text:p>67.3901260888208</text:p>
          </table:table-cell>
          <table:table-cell table:style-name="ce2" office:value-type="float" office:value="169.865115479839" calcext:value-type="float">
            <text:p>169.865115479839</text:p>
          </table:table-cell>
          <table:table-cell table:style-name="ce2" office:value-type="float" office:value="377.694702092787" calcext:value-type="float">
            <text:p>377.694702092787</text:p>
          </table:table-cell>
        </table:table-row>
        <table:table-row table:style-name="ro1">
          <table:table-cell table:style-name="ce2" office:value-type="float" office:value="121.077337829529" calcext:value-type="float">
            <text:p>121.077337829529</text:p>
          </table:table-cell>
          <table:table-cell table:style-name="ce2" office:value-type="float" office:value="175.821266227091" calcext:value-type="float">
            <text:p>175.821266227091</text:p>
          </table:table-cell>
          <table:table-cell table:style-name="ce2" office:value-type="float" office:value="351.448795230917" calcext:value-type="float">
            <text:p>351.448795230917</text:p>
          </table:table-cell>
        </table:table-row>
        <table:table-row table:style-name="ro1">
          <table:table-cell table:style-name="ce2" office:value-type="float" office:value="122.383658807794" calcext:value-type="float">
            <text:p>122.383658807794</text:p>
          </table:table-cell>
          <table:table-cell table:style-name="ce2" office:value-type="float" office:value="158.759056561863" calcext:value-type="float">
            <text:p>158.759056561863</text:p>
          </table:table-cell>
          <table:table-cell table:style-name="ce2" office:value-type="float" office:value="301.998900983791" calcext:value-type="float">
            <text:p>301.998900983791</text:p>
          </table:table-cell>
        </table:table-row>
        <table:table-row table:style-name="ro1">
          <table:table-cell table:style-name="ce2" office:value-type="float" office:value="110.03417307717" calcext:value-type="float">
            <text:p>110.03417307717</text:p>
          </table:table-cell>
          <table:table-cell table:style-name="ce2" office:value-type="float" office:value="171.745640149624" calcext:value-type="float">
            <text:p>171.745640149624</text:p>
          </table:table-cell>
          <table:table-cell table:style-name="ce2" office:value-type="float" office:value="259.410944175385" calcext:value-type="float">
            <text:p>259.410944175385</text:p>
          </table:table-cell>
        </table:table-row>
        <table:table-row table:style-name="ro1">
          <table:table-cell table:style-name="ce2" office:value-type="float" office:value="118.752353137327" calcext:value-type="float">
            <text:p>118.752353137327</text:p>
          </table:table-cell>
          <table:table-cell table:style-name="ce2" office:value-type="float" office:value="135.106621243496" calcext:value-type="float">
            <text:p>135.106621243496</text:p>
          </table:table-cell>
          <table:table-cell table:style-name="ce2" office:value-type="float" office:value="427.634262776048" calcext:value-type="float">
            <text:p>427.634262776048</text:p>
          </table:table-cell>
        </table:table-row>
        <table:table-row table:style-name="ro1">
          <table:table-cell table:style-name="ce2" office:value-type="float" office:value="88.5450098123727" calcext:value-type="float">
            <text:p>88.5450098123727</text:p>
          </table:table-cell>
          <table:table-cell table:style-name="ce2" office:value-type="float" office:value="144.128212451156" calcext:value-type="float">
            <text:p>144.128212451156</text:p>
          </table:table-cell>
          <table:table-cell table:style-name="ce2" office:value-type="float" office:value="405.111759194413" calcext:value-type="float">
            <text:p>405.111759194413</text:p>
          </table:table-cell>
        </table:table-row>
        <table:table-row table:style-name="ro1">
          <table:table-cell table:style-name="ce2" office:value-type="float" office:value="112.131700017134" calcext:value-type="float">
            <text:p>112.131700017134</text:p>
          </table:table-cell>
          <table:table-cell table:style-name="ce2" office:value-type="float" office:value="171.460250300415" calcext:value-type="float">
            <text:p>171.460250300415</text:p>
          </table:table-cell>
          <table:table-cell table:style-name="ce2" office:value-type="float" office:value="454.499440201348" calcext:value-type="float">
            <text:p>454.499440201348</text:p>
          </table:table-cell>
        </table:table-row>
        <table:table-row table:style-name="ro1">
          <table:table-cell table:style-name="ce2" office:value-type="float" office:value="154.147163477991" calcext:value-type="float">
            <text:p>154.147163477991</text:p>
          </table:table-cell>
          <table:table-cell table:style-name="ce2" office:value-type="float" office:value="160.675299149334" calcext:value-type="float">
            <text:p>160.675299149334</text:p>
          </table:table-cell>
          <table:table-cell table:style-name="ce2" office:value-type="float" office:value="292.237031580684" calcext:value-type="float">
            <text:p>292.237031580684</text:p>
          </table:table-cell>
        </table:table-row>
        <table:table-row table:style-name="ro1">
          <table:table-cell table:style-name="ce2" office:value-type="float" office:value="51.5033104758935" calcext:value-type="float">
            <text:p>51.5033104758935</text:p>
          </table:table-cell>
          <table:table-cell table:style-name="ce2" office:value-type="float" office:value="164.050391731755" calcext:value-type="float">
            <text:p>164.050391731755</text:p>
          </table:table-cell>
          <table:table-cell table:style-name="ce2" office:value-type="float" office:value="367.720037956443" calcext:value-type="float">
            <text:p>367.720037956443</text:p>
          </table:table-cell>
        </table:table-row>
        <table:table-row table:style-name="ro1">
          <table:table-cell table:style-name="ce2" office:value-type="float" office:value="63.8369431521578" calcext:value-type="float">
            <text:p>63.8369431521578</text:p>
          </table:table-cell>
          <table:table-cell table:style-name="ce2" office:value-type="float" office:value="137.52994772001" calcext:value-type="float">
            <text:p>137.52994772001</text:p>
          </table:table-cell>
          <table:table-cell table:style-name="ce2" office:value-type="float" office:value="365.129625913311" calcext:value-type="float">
            <text:p>365.129625913311</text:p>
          </table:table-cell>
        </table:table-row>
        <table:table-row table:style-name="ro1">
          <table:table-cell table:style-name="ce2" office:value-type="float" office:value="84.0872827106672" calcext:value-type="float">
            <text:p>84.0872827106672</text:p>
          </table:table-cell>
          <table:table-cell table:style-name="ce2" office:value-type="float" office:value="135.913748512588" calcext:value-type="float">
            <text:p>135.913748512588</text:p>
          </table:table-cell>
          <table:table-cell table:style-name="ce2" office:value-type="float" office:value="301.175872473807" calcext:value-type="float">
            <text:p>301.175872473807</text:p>
          </table:table-cell>
        </table:table-row>
        <table:table-row table:style-name="ro1">
          <table:table-cell table:style-name="ce2" office:value-type="float" office:value="143.801008764451" calcext:value-type="float">
            <text:p>143.801008764451</text:p>
          </table:table-cell>
          <table:table-cell table:style-name="ce2" office:value-type="float" office:value="140.700071109232" calcext:value-type="float">
            <text:p>140.700071109232</text:p>
          </table:table-cell>
          <table:table-cell table:style-name="ce2" office:value-type="float" office:value="246.510323873632" calcext:value-type="float">
            <text:p>246.510323873632</text:p>
          </table:table-cell>
        </table:table-row>
        <table:table-row table:style-name="ro1">
          <table:table-cell table:style-name="ce2" office:value-type="float" office:value="100.308184011575" calcext:value-type="float">
            <text:p>100.308184011575</text:p>
          </table:table-cell>
          <table:table-cell table:style-name="ce2" office:value-type="float" office:value="170.881060905742" calcext:value-type="float">
            <text:p>170.881060905742</text:p>
          </table:table-cell>
          <table:table-cell table:style-name="ce2" office:value-type="float" office:value="308.563040474805" calcext:value-type="float">
            <text:p>308.563040474805</text:p>
          </table:table-cell>
        </table:table-row>
        <table:table-row table:style-name="ro1">
          <table:table-cell table:style-name="ce2" office:value-type="float" office:value="163.697473159479" calcext:value-type="float">
            <text:p>163.697473159479</text:p>
          </table:table-cell>
          <table:table-cell table:style-name="ce2" office:value-type="float" office:value="151.398433593185" calcext:value-type="float">
            <text:p>151.398433593185</text:p>
          </table:table-cell>
          <table:table-cell table:style-name="ce2" office:value-type="float" office:value="339.287068879995" calcext:value-type="float">
            <text:p>339.287068879995</text:p>
          </table:table-cell>
        </table:table-row>
        <table:table-row table:style-name="ro1">
          <table:table-cell table:style-name="ce2" office:value-type="float" office:value="149.892855253311" calcext:value-type="float">
            <text:p>149.892855253311</text:p>
          </table:table-cell>
          <table:table-cell table:style-name="ce2" office:value-type="float" office:value="99.1298598841474" calcext:value-type="float">
            <text:p>99.1298598841474</text:p>
          </table:table-cell>
          <table:table-cell table:style-name="ce2" office:value-type="float" office:value="230.415456920239" calcext:value-type="float">
            <text:p>230.415456920239</text:p>
          </table:table-cell>
        </table:table-row>
        <table:table-row table:style-name="ro1">
          <table:table-cell table:style-name="ce2" office:value-type="float" office:value="90.4227365683904" calcext:value-type="float">
            <text:p>90.4227365683904</text:p>
          </table:table-cell>
          <table:table-cell table:style-name="ce2" office:value-type="float" office:value="162.639098877002" calcext:value-type="float">
            <text:p>162.639098877002</text:p>
          </table:table-cell>
          <table:table-cell table:style-name="ce2" office:value-type="float" office:value="458.491908057743" calcext:value-type="float">
            <text:p>458.491908057743</text:p>
          </table:table-cell>
        </table:table-row>
        <table:table-row table:style-name="ro1">
          <table:table-cell table:style-name="ce2" office:value-type="float" office:value="116.050568744859" calcext:value-type="float">
            <text:p>116.050568744859</text:p>
          </table:table-cell>
          <table:table-cell table:style-name="ce2" office:value-type="float" office:value="151.696454402285" calcext:value-type="float">
            <text:p>151.696454402285</text:p>
          </table:table-cell>
          <table:table-cell table:style-name="ce2" office:value-type="float" office:value="303.76594877748" calcext:value-type="float">
            <text:p>303.76594877748</text:p>
          </table:table-cell>
        </table:table-row>
        <table:table-row table:style-name="ro1">
          <table:table-cell table:style-name="ce2" office:value-type="float" office:value="109.838660308743" calcext:value-type="float">
            <text:p>109.838660308743</text:p>
          </table:table-cell>
          <table:table-cell table:style-name="ce2" office:value-type="float" office:value="167.12210328347" calcext:value-type="float">
            <text:p>167.12210328347</text:p>
          </table:table-cell>
          <table:table-cell table:style-name="ce2" office:value-type="float" office:value="367.734635454959" calcext:value-type="float">
            <text:p>367.734635454959</text:p>
          </table:table-cell>
        </table:table-row>
        <table:table-row table:style-name="ro1">
          <table:table-cell table:style-name="ce2" office:value-type="float" office:value="127.497235762582" calcext:value-type="float">
            <text:p>127.497235762582</text:p>
          </table:table-cell>
          <table:table-cell table:style-name="ce2" office:value-type="float" office:value="152.002484302856" calcext:value-type="float">
            <text:p>152.002484302856</text:p>
          </table:table-cell>
          <table:table-cell table:style-name="ce2" office:value-type="float" office:value="393.544263246571" calcext:value-type="float">
            <text:p>393.544263246571</text:p>
          </table:table-cell>
        </table:table-row>
        <table:table-row table:style-name="ro1">
          <table:table-cell table:style-name="ce2" office:value-type="float" office:value="71.8362012544741" calcext:value-type="float">
            <text:p>71.8362012544741</text:p>
          </table:table-cell>
          <table:table-cell table:style-name="ce2" office:value-type="float" office:value="144.982237669566" calcext:value-type="float">
            <text:p>144.982237669566</text:p>
          </table:table-cell>
          <table:table-cell table:style-name="ce2" office:value-type="float" office:value="398.970192190028" calcext:value-type="float">
            <text:p>398.970192190028</text:p>
          </table:table-cell>
        </table:table-row>
        <table:table-row table:style-name="ro1">
          <table:table-cell table:style-name="ce2" office:value-type="float" office:value="111.270048049843" calcext:value-type="float">
            <text:p>111.270048049843</text:p>
          </table:table-cell>
          <table:table-cell table:style-name="ce2" office:value-type="float" office:value="145.055617696534" calcext:value-type="float">
            <text:p>145.055617696534</text:p>
          </table:table-cell>
          <table:table-cell table:style-name="ce2" office:value-type="float" office:value="349.94445211202" calcext:value-type="float">
            <text:p>349.94445211202</text:p>
          </table:table-cell>
        </table:table-row>
        <table:table-row table:style-name="ro1">
          <table:table-cell table:style-name="ce2" office:value-type="float" office:value="106.905642037087" calcext:value-type="float">
            <text:p>106.905642037087</text:p>
          </table:table-cell>
          <table:table-cell table:style-name="ce2" office:value-type="float" office:value="159.066148143224" calcext:value-type="float">
            <text:p>159.066148143224</text:p>
          </table:table-cell>
          <table:table-cell table:style-name="ce2" office:value-type="float" office:value="310.875896691898" calcext:value-type="float">
            <text:p>310.875896691898</text:p>
          </table:table-cell>
        </table:table-row>
        <table:table-row table:style-name="ro1">
          <table:table-cell table:style-name="ce2" office:value-type="float" office:value="109.602745480192" calcext:value-type="float">
            <text:p>109.602745480192</text:p>
          </table:table-cell>
          <table:table-cell table:style-name="ce2" office:value-type="float" office:value="155.200773846703" calcext:value-type="float">
            <text:p>155.200773846703</text:p>
          </table:table-cell>
          <table:table-cell table:style-name="ce2" office:value-type="float" office:value="348.671778842925" calcext:value-type="float">
            <text:p>348.671778842925</text:p>
          </table:table-cell>
        </table:table-row>
        <table:table-row table:style-name="ro1">
          <table:table-cell table:style-name="ce2" office:value-type="float" office:value="83.9202585512619" calcext:value-type="float">
            <text:p>83.9202585512619</text:p>
          </table:table-cell>
          <table:table-cell table:style-name="ce2" office:value-type="float" office:value="167.555935932433" calcext:value-type="float">
            <text:p>167.555935932433</text:p>
          </table:table-cell>
          <table:table-cell table:style-name="ce2" office:value-type="float" office:value="372.768271701157" calcext:value-type="float">
            <text:p>372.768271701157</text:p>
          </table:table-cell>
        </table:table-row>
        <table:table-row table:style-name="ro1">
          <table:table-cell table:style-name="ce2" office:value-type="float" office:value="119.972229720602" calcext:value-type="float">
            <text:p>119.972229720602</text:p>
          </table:table-cell>
          <table:table-cell table:style-name="ce2" office:value-type="float" office:value="151.952814132966" calcext:value-type="float">
            <text:p>151.952814132966</text:p>
          </table:table-cell>
          <table:table-cell table:style-name="ce2" office:value-type="float" office:value="272.115541787531" calcext:value-type="float">
            <text:p>272.115541787531</text:p>
          </table:table-cell>
        </table:table-row>
        <table:table-row table:style-name="ro1">
          <table:table-cell table:style-name="ce2" office:value-type="float" office:value="123.449962975724" calcext:value-type="float">
            <text:p>123.449962975724</text:p>
          </table:table-cell>
          <table:table-cell table:style-name="ce2" office:value-type="float" office:value="141.542695808049" calcext:value-type="float">
            <text:p>141.542695808049</text:p>
          </table:table-cell>
          <table:table-cell table:style-name="ce2" office:value-type="float" office:value="405.147580207891" calcext:value-type="float">
            <text:p>405.147580207891</text:p>
          </table:table-cell>
        </table:table-row>
        <table:table-row table:style-name="ro1">
          <table:table-cell table:style-name="ce2" office:value-type="float" office:value="151.473123718779" calcext:value-type="float">
            <text:p>151.473123718779</text:p>
          </table:table-cell>
          <table:table-cell table:style-name="ce2" office:value-type="float" office:value="139.989311062194" calcext:value-type="float">
            <text:p>139.989311062194</text:p>
          </table:table-cell>
          <table:table-cell table:style-name="ce2" office:value-type="float" office:value="304.876051005704" calcext:value-type="float">
            <text:p>304.876051005704</text:p>
          </table:table-cell>
        </table:table-row>
        <table:table-row table:style-name="ro1">
          <table:table-cell table:style-name="ce2" office:value-type="float" office:value="118.03906450645" calcext:value-type="float">
            <text:p>118.03906450645</text:p>
          </table:table-cell>
          <table:table-cell table:style-name="ce2" office:value-type="float" office:value="152.634666027243" calcext:value-type="float">
            <text:p>152.634666027243</text:p>
          </table:table-cell>
          <table:table-cell table:style-name="ce2" office:value-type="float" office:value="311.618731295196" calcext:value-type="float">
            <text:p>311.618731295196</text:p>
          </table:table-cell>
        </table:table-row>
        <table:table-row table:style-name="ro1">
          <table:table-cell table:style-name="ce2" office:value-type="float" office:value="131.108724126242" calcext:value-type="float">
            <text:p>131.108724126242</text:p>
          </table:table-cell>
          <table:table-cell table:style-name="ce2" office:value-type="float" office:value="179.948993591759" calcext:value-type="float">
            <text:p>179.948993591759</text:p>
          </table:table-cell>
          <table:table-cell table:style-name="ce2" office:value-type="float" office:value="336.879453252115" calcext:value-type="float">
            <text:p>336.879453252115</text:p>
          </table:table-cell>
        </table:table-row>
        <table:table-row table:style-name="ro1">
          <table:table-cell table:style-name="ce2" office:value-type="float" office:value="115.345887170216" calcext:value-type="float">
            <text:p>115.345887170216</text:p>
          </table:table-cell>
          <table:table-cell table:style-name="ce2" office:value-type="float" office:value="156.654955309582" calcext:value-type="float">
            <text:p>156.654955309582</text:p>
          </table:table-cell>
          <table:table-cell table:style-name="ce2" office:value-type="float" office:value="366.704357565551" calcext:value-type="float">
            <text:p>366.704357565551</text:p>
          </table:table-cell>
        </table:table-row>
        <table:table-row table:style-name="ro1">
          <table:table-cell table:style-name="ce2" office:value-type="float" office:value="160.365090070834" calcext:value-type="float">
            <text:p>160.365090070834</text:p>
          </table:table-cell>
          <table:table-cell table:style-name="ce2" office:value-type="float" office:value="117.95434810536" calcext:value-type="float">
            <text:p>117.95434810536</text:p>
          </table:table-cell>
          <table:table-cell table:style-name="ce2" office:value-type="float" office:value="436.341038317819" calcext:value-type="float">
            <text:p>436.341038317819</text:p>
          </table:table-cell>
        </table:table-row>
        <table:table-row table:style-name="ro1">
          <table:table-cell table:style-name="ce2" office:value-type="float" office:value="105.153100291671" calcext:value-type="float">
            <text:p>105.153100291671</text:p>
          </table:table-cell>
          <table:table-cell table:style-name="ce2" office:value-type="float" office:value="174.107081076569" calcext:value-type="float">
            <text:p>174.107081076569</text:p>
          </table:table-cell>
          <table:table-cell table:style-name="ce2" office:value-type="float" office:value="315.133712481417" calcext:value-type="float">
            <text:p>315.133712481417</text:p>
          </table:table-cell>
        </table:table-row>
        <table:table-row table:style-name="ro1">
          <table:table-cell table:style-name="ce2" office:value-type="float" office:value="112.362128536997" calcext:value-type="float">
            <text:p>112.362128536997</text:p>
          </table:table-cell>
          <table:table-cell table:style-name="ce2" office:value-type="float" office:value="160.947620372014" calcext:value-type="float">
            <text:p>160.947620372014</text:p>
          </table:table-cell>
          <table:table-cell table:style-name="ce2" office:value-type="float" office:value="333.747060522887" calcext:value-type="float">
            <text:p>333.747060522887</text:p>
          </table:table-cell>
        </table:table-row>
        <table:table-row table:style-name="ro1">
          <table:table-cell table:style-name="ce2" office:value-type="float" office:value="101.903770260349" calcext:value-type="float">
            <text:p>101.903770260349</text:p>
          </table:table-cell>
          <table:table-cell table:style-name="ce2" office:value-type="float" office:value="121.123753044117" calcext:value-type="float">
            <text:p>121.123753044117</text:p>
          </table:table-cell>
          <table:table-cell table:style-name="ce2" office:value-type="float" office:value="383.628992454871" calcext:value-type="float">
            <text:p>383.628992454871</text:p>
          </table:table-cell>
        </table:table-row>
        <table:table-row table:style-name="ro1">
          <table:table-cell table:style-name="ce2" office:value-type="float" office:value="127.847220607169" calcext:value-type="float">
            <text:p>127.847220607169</text:p>
          </table:table-cell>
          <table:table-cell table:style-name="ce2" office:value-type="float" office:value="126.529367283299" calcext:value-type="float">
            <text:p>126.529367283299</text:p>
          </table:table-cell>
          <table:table-cell table:style-name="ce2" office:value-type="float" office:value="398.611579169371" calcext:value-type="float">
            <text:p>398.611579169371</text:p>
          </table:table-cell>
        </table:table-row>
        <table:table-row table:style-name="ro1">
          <table:table-cell table:style-name="ce2" office:value-type="float" office:value="108.66635971664" calcext:value-type="float">
            <text:p>108.66635971664</text:p>
          </table:table-cell>
          <table:table-cell table:style-name="ce2" office:value-type="float" office:value="161.689197690314" calcext:value-type="float">
            <text:p>161.689197690314</text:p>
          </table:table-cell>
          <table:table-cell table:style-name="ce2" office:value-type="float" office:value="272.804067723824" calcext:value-type="float">
            <text:p>272.804067723824</text:p>
          </table:table-cell>
        </table:table-row>
        <table:table-row table:style-name="ro1">
          <table:table-cell table:style-name="ce2" office:value-type="float" office:value="119.959658755743" calcext:value-type="float">
            <text:p>119.959658755743</text:p>
          </table:table-cell>
          <table:table-cell table:style-name="ce2" office:value-type="float" office:value="106.296081834878" calcext:value-type="float">
            <text:p>106.296081834878</text:p>
          </table:table-cell>
          <table:table-cell table:style-name="ce2" office:value-type="float" office:value="314.490328071459" calcext:value-type="float">
            <text:p>314.490328071459</text:p>
          </table:table-cell>
        </table:table-row>
        <table:table-row table:style-name="ro1">
          <table:table-cell table:style-name="ce2" office:value-type="float" office:value="89.8468833394811" calcext:value-type="float">
            <text:p>89.8468833394811</text:p>
          </table:table-cell>
          <table:table-cell table:style-name="ce2" office:value-type="float" office:value="187.367641260344" calcext:value-type="float">
            <text:p>187.367641260344</text:p>
          </table:table-cell>
          <table:table-cell table:style-name="ce2" office:value-type="float" office:value="298.475278995811" calcext:value-type="float">
            <text:p>298.475278995811</text:p>
          </table:table-cell>
        </table:table-row>
        <table:table-row table:style-name="ro1">
          <table:table-cell table:style-name="ce2" office:value-type="float" office:value="110.694127206122" calcext:value-type="float">
            <text:p>110.694127206122</text:p>
          </table:table-cell>
          <table:table-cell table:style-name="ce2" office:value-type="float" office:value="161.760610845771" calcext:value-type="float">
            <text:p>161.760610845771</text:p>
          </table:table-cell>
          <table:table-cell table:style-name="ce2" office:value-type="float" office:value="331.231093131686" calcext:value-type="float">
            <text:p>331.231093131686</text:p>
          </table:table-cell>
        </table:table-row>
        <table:table-row table:style-name="ro1">
          <table:table-cell table:style-name="ce2" office:value-type="float" office:value="121.720514138219" calcext:value-type="float">
            <text:p>121.720514138219</text:p>
          </table:table-cell>
          <table:table-cell table:style-name="ce2" office:value-type="float" office:value="141.116708466045" calcext:value-type="float">
            <text:p>141.116708466045</text:p>
          </table:table-cell>
          <table:table-cell table:style-name="ce2" office:value-type="float" office:value="389.801422810847" calcext:value-type="float">
            <text:p>389.801422810847</text:p>
          </table:table-cell>
        </table:table-row>
        <table:table-row table:style-name="ro1">
          <table:table-cell table:style-name="ce2" office:value-type="float" office:value="151.119238554955" calcext:value-type="float">
            <text:p>151.119238554955</text:p>
          </table:table-cell>
          <table:table-cell table:style-name="ce2" office:value-type="float" office:value="148.178340463872" calcext:value-type="float">
            <text:p>148.178340463872</text:p>
          </table:table-cell>
          <table:table-cell table:style-name="ce2" office:value-type="float" office:value="264.749839130644" calcext:value-type="float">
            <text:p>264.749839130644</text:p>
          </table:table-cell>
        </table:table-row>
        <table:table-row table:style-name="ro1">
          <table:table-cell table:style-name="ce2" office:value-type="float" office:value="92.2650835817405" calcext:value-type="float">
            <text:p>92.2650835817405</text:p>
          </table:table-cell>
          <table:table-cell table:style-name="ce2" office:value-type="float" office:value="159.493647988999" calcext:value-type="float">
            <text:p>159.493647988999</text:p>
          </table:table-cell>
          <table:table-cell table:style-name="ce2" office:value-type="float" office:value="276.223013077183" calcext:value-type="float">
            <text:p>276.223013077183</text:p>
          </table:table-cell>
        </table:table-row>
        <table:table-row table:style-name="ro1">
          <table:table-cell table:style-name="ce2" office:value-type="float" office:value="55.1517989410081" calcext:value-type="float">
            <text:p>55.1517989410081</text:p>
          </table:table-cell>
          <table:table-cell table:style-name="ce2" office:value-type="float" office:value="135.886019859649" calcext:value-type="float">
            <text:p>135.886019859649</text:p>
          </table:table-cell>
          <table:table-cell table:style-name="ce2" office:value-type="float" office:value="347.043804581157" calcext:value-type="float">
            <text:p>347.043804581157</text:p>
          </table:table-cell>
        </table:table-row>
        <table:table-row table:style-name="ro1">
          <table:table-cell table:style-name="ce2" office:value-type="float" office:value="124.640427095229" calcext:value-type="float">
            <text:p>124.640427095229</text:p>
          </table:table-cell>
          <table:table-cell table:style-name="ce2" office:value-type="float" office:value="149.416028952239" calcext:value-type="float">
            <text:p>149.416028952239</text:p>
          </table:table-cell>
          <table:table-cell table:style-name="ce2" office:value-type="float" office:value="284.24742570843" calcext:value-type="float">
            <text:p>284.24742570843</text:p>
          </table:table-cell>
        </table:table-row>
        <table:table-row table:style-name="ro1">
          <table:table-cell table:style-name="ce2" office:value-type="float" office:value="94.3445566967172" calcext:value-type="float">
            <text:p>94.3445566967172</text:p>
          </table:table-cell>
          <table:table-cell table:style-name="ce2" office:value-type="float" office:value="147.859183143209" calcext:value-type="float">
            <text:p>147.859183143209</text:p>
          </table:table-cell>
          <table:table-cell table:style-name="ce2" office:value-type="float" office:value="332.772350433926" calcext:value-type="float">
            <text:p>332.772350433926</text:p>
          </table:table-cell>
        </table:table-row>
        <table:table-row table:style-name="ro1">
          <table:table-cell table:style-name="ce2" office:value-type="float" office:value="126.943399445384" calcext:value-type="float">
            <text:p>126.943399445384</text:p>
          </table:table-cell>
          <table:table-cell table:style-name="ce2" office:value-type="float" office:value="155.514850726828" calcext:value-type="float">
            <text:p>155.514850726828</text:p>
          </table:table-cell>
          <table:table-cell table:style-name="ce2" office:value-type="float" office:value="367.075898551062" calcext:value-type="float">
            <text:p>367.075898551062</text:p>
          </table:table-cell>
        </table:table-row>
        <table:table-row table:style-name="ro1">
          <table:table-cell table:style-name="ce2" office:value-type="float" office:value="111.658526924077" calcext:value-type="float">
            <text:p>111.658526924077</text:p>
          </table:table-cell>
          <table:table-cell table:style-name="ce2" office:value-type="float" office:value="136.045460430243" calcext:value-type="float">
            <text:p>136.045460430243</text:p>
          </table:table-cell>
          <table:table-cell table:style-name="ce2" office:value-type="float" office:value="334.960044576749" calcext:value-type="float">
            <text:p>334.960044576749</text:p>
          </table:table-cell>
        </table:table-row>
        <table:table-row table:style-name="ro1">
          <table:table-cell table:style-name="ce2" office:value-type="float" office:value="104.5481759979" calcext:value-type="float">
            <text:p>104.5481759979</text:p>
          </table:table-cell>
          <table:table-cell table:style-name="ce2" office:value-type="float" office:value="165.591302716274" calcext:value-type="float">
            <text:p>165.591302716274</text:p>
          </table:table-cell>
          <table:table-cell table:style-name="ce2" office:value-type="float" office:value="395.32776249972" calcext:value-type="float">
            <text:p>395.32776249972</text:p>
          </table:table-cell>
        </table:table-row>
        <table:table-row table:style-name="ro1">
          <table:table-cell table:style-name="ce2" office:value-type="float" office:value="145.129941660916" calcext:value-type="float">
            <text:p>145.129941660916</text:p>
          </table:table-cell>
          <table:table-cell table:style-name="ce2" office:value-type="float" office:value="195.208098467995" calcext:value-type="float">
            <text:p>195.208098467995</text:p>
          </table:table-cell>
          <table:table-cell table:style-name="ce2" office:value-type="float" office:value="282.852922552174" calcext:value-type="float">
            <text:p>282.852922552174</text:p>
          </table:table-cell>
        </table:table-row>
        <table:table-row table:style-name="ro1">
          <table:table-cell table:style-name="ce2" office:value-type="float" office:value="91.6141537143959" calcext:value-type="float">
            <text:p>91.6141537143959</text:p>
          </table:table-cell>
          <table:table-cell table:style-name="ce2" office:value-type="float" office:value="157.877061008591" calcext:value-type="float">
            <text:p>157.877061008591</text:p>
          </table:table-cell>
          <table:table-cell table:style-name="ce2" office:value-type="float" office:value="357.140691676717" calcext:value-type="float">
            <text:p>357.140691676717</text:p>
          </table:table-cell>
        </table:table-row>
        <table:table-row table:style-name="ro1">
          <table:table-cell table:style-name="ce2" office:value-type="float" office:value="107.772259661102" calcext:value-type="float">
            <text:p>107.772259661102</text:p>
          </table:table-cell>
          <table:table-cell table:style-name="ce2" office:value-type="float" office:value="144.394256377348" calcext:value-type="float">
            <text:p>144.394256377348</text:p>
          </table:table-cell>
          <table:table-cell table:style-name="ce2" office:value-type="float" office:value="407.49159482019" calcext:value-type="float">
            <text:p>407.49159482019</text:p>
          </table:table-cell>
        </table:table-row>
        <table:table-row table:style-name="ro1">
          <table:table-cell table:style-name="ce2" office:value-type="float" office:value="71.8310210220024" calcext:value-type="float">
            <text:p>71.8310210220024</text:p>
          </table:table-cell>
          <table:table-cell table:style-name="ce2" office:value-type="float" office:value="128.131780751575" calcext:value-type="float">
            <text:p>128.131780751575</text:p>
          </table:table-cell>
          <table:table-cell table:style-name="ce2" office:value-type="float" office:value="315.966886013148" calcext:value-type="float">
            <text:p>315.966886013148</text:p>
          </table:table-cell>
        </table:table-row>
        <table:table-row table:style-name="ro1">
          <table:table-cell table:style-name="ce2" office:value-type="float" office:value="105.236702676619" calcext:value-type="float">
            <text:p>105.236702676619</text:p>
          </table:table-cell>
          <table:table-cell table:style-name="ce2" office:value-type="float" office:value="159.095408205943" calcext:value-type="float">
            <text:p>159.095408205943</text:p>
          </table:table-cell>
          <table:table-cell table:style-name="ce2" office:value-type="float" office:value="379.429494957828" calcext:value-type="float">
            <text:p>379.429494957828</text:p>
          </table:table-cell>
        </table:table-row>
        <table:table-row table:style-name="ro1">
          <table:table-cell table:style-name="ce2" office:value-type="float" office:value="74.8100645001532" calcext:value-type="float">
            <text:p>74.8100645001532</text:p>
          </table:table-cell>
          <table:table-cell table:style-name="ce2" office:value-type="float" office:value="166.231074301773" calcext:value-type="float">
            <text:p>166.231074301773</text:p>
          </table:table-cell>
          <table:table-cell table:style-name="ce2" office:value-type="float" office:value="294.22823966361" calcext:value-type="float">
            <text:p>294.22823966361</text:p>
          </table:table-cell>
        </table:table-row>
        <table:table-row table:style-name="ro1">
          <table:table-cell table:style-name="ce2" office:value-type="float" office:value="110.425964109825" calcext:value-type="float">
            <text:p>110.425964109825</text:p>
          </table:table-cell>
          <table:table-cell table:style-name="ce2" office:value-type="float" office:value="167.319993561652" calcext:value-type="float">
            <text:p>167.319993561652</text:p>
          </table:table-cell>
          <table:table-cell table:style-name="ce2" office:value-type="float" office:value="394.018887311753" calcext:value-type="float">
            <text:p>394.018887311753</text:p>
          </table:table-cell>
        </table:table-row>
        <table:table-row table:style-name="ro1">
          <table:table-cell table:style-name="ce2" office:value-type="float" office:value="71.2181567419465" calcext:value-type="float">
            <text:p>71.2181567419465</text:p>
          </table:table-cell>
          <table:table-cell table:style-name="ce2" office:value-type="float" office:value="157.87800487456" calcext:value-type="float">
            <text:p>157.87800487456</text:p>
          </table:table-cell>
          <table:table-cell table:style-name="ce2" office:value-type="float" office:value="350.479834227064" calcext:value-type="float">
            <text:p>350.479834227064</text:p>
          </table:table-cell>
        </table:table-row>
        <table:table-row table:style-name="ro1">
          <table:table-cell table:style-name="ce2" office:value-type="float" office:value="101.998512571533" calcext:value-type="float">
            <text:p>101.998512571533</text:p>
          </table:table-cell>
          <table:table-cell table:style-name="ce2" office:value-type="float" office:value="155.471478696173" calcext:value-type="float">
            <text:p>155.471478696173</text:p>
          </table:table-cell>
          <table:table-cell table:style-name="ce2" office:value-type="float" office:value="255.430534660014" calcext:value-type="float">
            <text:p>255.430534660014</text:p>
          </table:table-cell>
        </table:table-row>
        <table:table-row table:style-name="ro1">
          <table:table-cell table:style-name="ce2" office:value-type="float" office:value="59.4932019057506" calcext:value-type="float">
            <text:p>59.4932019057506</text:p>
          </table:table-cell>
          <table:table-cell table:style-name="ce2" office:value-type="float" office:value="153.582757686084" calcext:value-type="float">
            <text:p>153.582757686084</text:p>
          </table:table-cell>
          <table:table-cell table:style-name="ce2" office:value-type="float" office:value="403.528580420463" calcext:value-type="float">
            <text:p>403.528580420463</text:p>
          </table:table-cell>
        </table:table-row>
        <table:table-row table:style-name="ro1">
          <table:table-cell table:style-name="ce2" office:value-type="float" office:value="117.262037306007" calcext:value-type="float">
            <text:p>117.262037306007</text:p>
          </table:table-cell>
          <table:table-cell table:style-name="ce2" office:value-type="float" office:value="147.013795063609" calcext:value-type="float">
            <text:p>147.013795063609</text:p>
          </table:table-cell>
          <table:table-cell table:style-name="ce2" office:value-type="float" office:value="358.88760700524" calcext:value-type="float">
            <text:p>358.88760700524</text:p>
          </table:table-cell>
        </table:table-row>
        <table:table-row table:style-name="ro1">
          <table:table-cell table:style-name="ce2" office:value-type="float" office:value="109.015336040135" calcext:value-type="float">
            <text:p>109.015336040135</text:p>
          </table:table-cell>
          <table:table-cell table:style-name="ce2" office:value-type="float" office:value="129.685959858181" calcext:value-type="float">
            <text:p>129.685959858181</text:p>
          </table:table-cell>
          <table:table-cell table:style-name="ce2" office:value-type="float" office:value="320.23000229272" calcext:value-type="float">
            <text:p>320.23000229272</text:p>
          </table:table-cell>
        </table:table-row>
        <table:table-row table:style-name="ro1">
          <table:table-cell table:style-name="ce2" office:value-type="float" office:value="100.128868884497" calcext:value-type="float">
            <text:p>100.128868884497</text:p>
          </table:table-cell>
          <table:table-cell table:style-name="ce2" office:value-type="float" office:value="140.863744351305" calcext:value-type="float">
            <text:p>140.863744351305</text:p>
          </table:table-cell>
          <table:table-cell table:style-name="ce2" office:value-type="float" office:value="378.363008729702" calcext:value-type="float">
            <text:p>378.363008729702</text:p>
          </table:table-cell>
        </table:table-row>
        <table:table-row table:style-name="ro1">
          <table:table-cell table:style-name="ce2" office:value-type="float" office:value="142.031081281889" calcext:value-type="float">
            <text:p>142.031081281889</text:p>
          </table:table-cell>
          <table:table-cell table:style-name="ce2" office:value-type="float" office:value="161.992390992325" calcext:value-type="float">
            <text:p>161.992390992325</text:p>
          </table:table-cell>
          <table:table-cell table:style-name="ce2" office:value-type="float" office:value="272.660004143636" calcext:value-type="float">
            <text:p>272.660004143636</text:p>
          </table:table-cell>
        </table:table-row>
        <table:table-row table:style-name="ro1">
          <table:table-cell table:style-name="ce2" office:value-type="float" office:value="124.421583116613" calcext:value-type="float">
            <text:p>124.421583116613</text:p>
          </table:table-cell>
          <table:table-cell table:style-name="ce2" office:value-type="float" office:value="170.075547093327" calcext:value-type="float">
            <text:p>170.075547093327</text:p>
          </table:table-cell>
          <table:table-cell table:style-name="ce2" office:value-type="float" office:value="421.690409624087" calcext:value-type="float">
            <text:p>421.690409624087</text:p>
          </table:table-cell>
        </table:table-row>
        <table:table-row table:style-name="ro1">
          <table:table-cell table:style-name="ce2" office:value-type="float" office:value="93.0690731952863" calcext:value-type="float">
            <text:p>93.0690731952863</text:p>
          </table:table-cell>
          <table:table-cell table:style-name="ce2" office:value-type="float" office:value="168.07991662439" calcext:value-type="float">
            <text:p>168.07991662439</text:p>
          </table:table-cell>
          <table:table-cell table:style-name="ce2" office:value-type="float" office:value="326.519089049525" calcext:value-type="float">
            <text:p>326.519089049525</text:p>
          </table:table-cell>
        </table:table-row>
        <table:table-row table:style-name="ro1">
          <table:table-cell table:style-name="ce2" office:value-type="float" office:value="149.560007325245" calcext:value-type="float">
            <text:p>149.560007325245</text:p>
          </table:table-cell>
          <table:table-cell table:style-name="ce2" office:value-type="float" office:value="158.582272098257" calcext:value-type="float">
            <text:p>158.582272098257</text:p>
          </table:table-cell>
          <table:table-cell table:style-name="ce2" office:value-type="float" office:value="392.544550929754" calcext:value-type="float">
            <text:p>392.544550929754</text:p>
          </table:table-cell>
        </table:table-row>
        <table:table-row table:style-name="ro1">
          <table:table-cell table:style-name="ce2" office:value-type="float" office:value="123.652764897455" calcext:value-type="float">
            <text:p>123.652764897455</text:p>
          </table:table-cell>
          <table:table-cell table:style-name="ce2" office:value-type="float" office:value="130.042231531912" calcext:value-type="float">
            <text:p>130.042231531912</text:p>
          </table:table-cell>
          <table:table-cell table:style-name="ce2" office:value-type="float" office:value="340.481021706236" calcext:value-type="float">
            <text:p>340.481021706236</text:p>
          </table:table-cell>
        </table:table-row>
        <table:table-row table:style-name="ro1">
          <table:table-cell table:style-name="ce2" office:value-type="float" office:value="109.068895778599" calcext:value-type="float">
            <text:p>109.068895778599</text:p>
          </table:table-cell>
          <table:table-cell table:style-name="ce2" office:value-type="float" office:value="179.548117323645" calcext:value-type="float">
            <text:p>179.548117323645</text:p>
          </table:table-cell>
          <table:table-cell table:style-name="ce2" office:value-type="float" office:value="306.473737287875" calcext:value-type="float">
            <text:p>306.473737287875</text:p>
          </table:table-cell>
        </table:table-row>
        <table:table-row table:style-name="ro1">
          <table:table-cell table:style-name="ce2" office:value-type="float" office:value="128.14811076237" calcext:value-type="float">
            <text:p>128.14811076237</text:p>
          </table:table-cell>
          <table:table-cell table:style-name="ce2"/>
          <table:table-cell table:style-name="ce2" office:value-type="float" office:value="302.510553780677" calcext:value-type="float">
            <text:p>302.510553780677</text:p>
          </table:table-cell>
        </table:table-row>
        <table:table-row table:style-name="ro1">
          <table:table-cell table:style-name="ce2" office:value-type="float" office:value="69.0291182897351" calcext:value-type="float">
            <text:p>69.0291182897351</text:p>
          </table:table-cell>
          <table:table-cell table:style-name="ce2"/>
          <table:table-cell table:style-name="ce2" office:value-type="float" office:value="413.145045983919" calcext:value-type="float">
            <text:p>413.145045983919</text:p>
          </table:table-cell>
        </table:table-row>
        <table:table-row table:style-name="ro1">
          <table:table-cell table:style-name="ce2" office:value-type="float" office:value="98.466580596523" calcext:value-type="float">
            <text:p>98.466580596523</text:p>
          </table:table-cell>
          <table:table-cell table:style-name="ce2"/>
          <table:table-cell table:style-name="ce2" office:value-type="float" office:value="230.883519162591" calcext:value-type="float">
            <text:p>230.883519162591</text:p>
          </table:table-cell>
        </table:table-row>
        <table:table-row table:style-name="ro1">
          <table:table-cell table:style-name="ce2" office:value-type="float" office:value="74.0448021541269" calcext:value-type="float">
            <text:p>74.0448021541269</text:p>
          </table:table-cell>
          <table:table-cell table:style-name="ce2"/>
          <table:table-cell table:style-name="ce2" office:value-type="float" office:value="384.169925929846" calcext:value-type="float">
            <text:p>384.169925929846</text:p>
          </table:table-cell>
        </table:table-row>
        <table:table-row table:style-name="ro1">
          <table:table-cell table:style-name="ce2" office:value-type="float" office:value="123.955352678968" calcext:value-type="float">
            <text:p>123.955352678968</text:p>
          </table:table-cell>
          <table:table-cell table:style-name="ce2"/>
          <table:table-cell table:style-name="ce2" office:value-type="float" office:value="389.691252570894" calcext:value-type="float">
            <text:p>389.691252570894</text:p>
          </table:table-cell>
        </table:table-row>
        <table:table-row table:style-name="ro1">
          <table:table-cell table:style-name="ce2" office:value-type="float" office:value="100.174858776973" calcext:value-type="float">
            <text:p>100.174858776973</text:p>
          </table:table-cell>
          <table:table-cell table:style-name="ce2"/>
          <table:table-cell table:style-name="ce2" office:value-type="float" office:value="402.940347602467" calcext:value-type="float">
            <text:p>402.940347602467</text:p>
          </table:table-cell>
        </table:table-row>
        <table:table-row table:style-name="ro1">
          <table:table-cell table:style-name="ce2" office:value-type="float" office:value="117.031133447756" calcext:value-type="float">
            <text:p>117.031133447756</text:p>
          </table:table-cell>
          <table:table-cell table:style-name="ce2"/>
          <table:table-cell table:style-name="ce2" office:value-type="float" office:value="290.957755721888" calcext:value-type="float">
            <text:p>290.957755721888</text:p>
          </table:table-cell>
        </table:table-row>
        <table:table-row table:style-name="ro1">
          <table:table-cell table:style-name="ce2" office:value-type="float" office:value="101.628398896041" calcext:value-type="float">
            <text:p>101.628398896041</text:p>
          </table:table-cell>
          <table:table-cell table:style-name="ce2"/>
          <table:table-cell table:style-name="ce2" office:value-type="float" office:value="426.12509072745" calcext:value-type="float">
            <text:p>426.12509072745</text:p>
          </table:table-cell>
        </table:table-row>
        <table:table-row table:style-name="ro1">
          <table:table-cell table:style-name="ce2" office:value-type="float" office:value="137.665271943193" calcext:value-type="float">
            <text:p>137.665271943193</text:p>
          </table:table-cell>
          <table:table-cell table:style-name="ce2"/>
          <table:table-cell table:style-name="ce2" office:value-type="float" office:value="348.297079742995" calcext:value-type="float">
            <text:p>348.297079742995</text:p>
          </table:table-cell>
        </table:table-row>
        <table:table-row table:style-name="ro1">
          <table:table-cell table:style-name="ce2" office:value-type="float" office:value="85.0175385683106" calcext:value-type="float">
            <text:p>85.0175385683106</text:p>
          </table:table-cell>
          <table:table-cell table:style-name="ce2"/>
          <table:table-cell table:style-name="ce2" office:value-type="float" office:value="425.019712589723" calcext:value-type="float">
            <text:p>425.019712589723</text:p>
          </table:table-cell>
        </table:table-row>
        <table:table-row table:style-name="ro1">
          <table:table-cell table:style-name="ce2" office:value-type="float" office:value="122.627806094805" calcext:value-type="float">
            <text:p>122.627806094805</text:p>
          </table:table-cell>
          <table:table-cell table:style-name="ce2"/>
          <table:table-cell table:style-name="ce2" office:value-type="float" office:value="452.602781431143" calcext:value-type="float">
            <text:p>452.602781431143</text:p>
          </table:table-cell>
        </table:table-row>
        <table:table-row table:style-name="ro1">
          <table:table-cell table:style-name="ce2" office:value-type="float" office:value="78.7816663167697" calcext:value-type="float">
            <text:p>78.7816663167697</text:p>
          </table:table-cell>
          <table:table-cell table:style-name="ce2"/>
          <table:table-cell table:style-name="ce2" office:value-type="float" office:value="301.228073120802" calcext:value-type="float">
            <text:p>301.228073120802</text:p>
          </table:table-cell>
        </table:table-row>
        <table:table-row table:style-name="ro1">
          <table:table-cell table:style-name="ce2" office:value-type="float" office:value="111.161419373167" calcext:value-type="float">
            <text:p>111.161419373167</text:p>
          </table:table-cell>
          <table:table-cell table:style-name="ce2"/>
          <table:table-cell table:style-name="ce2" office:value-type="float" office:value="391.467935115053" calcext:value-type="float">
            <text:p>391.467935115053</text:p>
          </table:table-cell>
        </table:table-row>
        <table:table-row table:style-name="ro1">
          <table:table-cell table:style-name="ce2" office:value-type="float" office:value="130.183081710241" calcext:value-type="float">
            <text:p>130.183081710241</text:p>
          </table:table-cell>
          <table:table-cell table:style-name="ce2"/>
          <table:table-cell table:style-name="ce2" office:value-type="float" office:value="288.203698065041" calcext:value-type="float">
            <text:p>288.203698065041</text:p>
          </table:table-cell>
        </table:table-row>
        <table:table-row table:style-name="ro1">
          <table:table-cell table:style-name="ce2" office:value-type="float" office:value="122.233396351337" calcext:value-type="float">
            <text:p>122.233396351337</text:p>
          </table:table-cell>
          <table:table-cell table:style-name="ce2"/>
          <table:table-cell table:style-name="ce2" office:value-type="float" office:value="380.914640824269" calcext:value-type="float">
            <text:p>380.914640824269</text:p>
          </table:table-cell>
        </table:table-row>
        <table:table-row table:style-name="ro1">
          <table:table-cell table:style-name="ce2" office:value-type="float" office:value="89.420434544934" calcext:value-type="float">
            <text:p>89.420434544934</text:p>
          </table:table-cell>
          <table:table-cell table:style-name="ce2"/>
          <table:table-cell table:style-name="ce2" office:value-type="float" office:value="304.579459939274" calcext:value-type="float">
            <text:p>304.579459939274</text:p>
          </table:table-cell>
        </table:table-row>
        <table:table-row table:style-name="ro1">
          <table:table-cell table:style-name="ce2" office:value-type="float" office:value="93.9657048560396" calcext:value-type="float">
            <text:p>93.9657048560396</text:p>
          </table:table-cell>
          <table:table-cell table:style-name="ce2"/>
          <table:table-cell table:style-name="ce2" office:value-type="float" office:value="342.456549967036" calcext:value-type="float">
            <text:p>342.456549967036</text:p>
          </table:table-cell>
        </table:table-row>
        <table:table-row table:style-name="ro1">
          <table:table-cell table:style-name="ce2" office:value-type="float" office:value="142.391103858294" calcext:value-type="float">
            <text:p>142.391103858294</text:p>
          </table:table-cell>
          <table:table-cell table:style-name="ce2"/>
          <table:table-cell table:style-name="ce2" office:value-type="float" office:value="448.711378286592" calcext:value-type="float">
            <text:p>448.711378286592</text:p>
          </table:table-cell>
        </table:table-row>
        <table:table-row table:style-name="ro1">
          <table:table-cell table:style-name="ce2" office:value-type="float" office:value="130.839417290922" calcext:value-type="float">
            <text:p>130.839417290922</text:p>
          </table:table-cell>
          <table:table-cell table:style-name="ce2"/>
          <table:table-cell table:style-name="ce2" office:value-type="float" office:value="353.048335084358" calcext:value-type="float">
            <text:p>353.048335084358</text:p>
          </table:table-cell>
        </table:table-row>
        <table:table-row table:style-name="ro1">
          <table:table-cell table:style-name="ce2" office:value-type="float" office:value="73.7037978946284" calcext:value-type="float">
            <text:p>73.7037978946284</text:p>
          </table:table-cell>
          <table:table-cell table:style-name="ce2"/>
          <table:table-cell table:style-name="ce2" office:value-type="float" office:value="470.113968865859" calcext:value-type="float">
            <text:p>470.113968865859</text:p>
          </table:table-cell>
        </table:table-row>
        <table:table-row table:style-name="ro1">
          <table:table-cell table:style-name="ce2" office:value-type="float" office:value="158.771857149209" calcext:value-type="float">
            <text:p>158.771857149209</text:p>
          </table:table-cell>
          <table:table-cell table:style-name="ce2"/>
          <table:table-cell table:style-name="ce2" office:value-type="float" office:value="293.532880090077" calcext:value-type="float">
            <text:p>293.532880090077</text:p>
          </table:table-cell>
        </table:table-row>
        <table:table-row table:style-name="ro1">
          <table:table-cell table:style-name="ce2" office:value-type="float" office:value="91.0556588014656" calcext:value-type="float">
            <text:p>91.0556588014656</text:p>
          </table:table-cell>
          <table:table-cell table:style-name="ce2"/>
          <table:table-cell table:style-name="ce2" office:value-type="float" office:value="398.377403554833" calcext:value-type="float">
            <text:p>398.377403554833</text:p>
          </table:table-cell>
        </table:table-row>
        <table:table-row table:style-name="ro1">
          <table:table-cell table:style-name="ce2" office:value-type="float" office:value="109.358329607891" calcext:value-type="float">
            <text:p>109.358329607891</text:p>
          </table:table-cell>
          <table:table-cell table:style-name="ce2"/>
          <table:table-cell table:style-name="ce2" office:value-type="float" office:value="294.703093083126" calcext:value-type="float">
            <text:p>294.703093083126</text:p>
          </table:table-cell>
        </table:table-row>
        <table:table-row table:style-name="ro1">
          <table:table-cell table:style-name="ce2" office:value-type="float" office:value="118.119842415488" calcext:value-type="float">
            <text:p>118.119842415488</text:p>
          </table:table-cell>
          <table:table-cell table:style-name="ce2"/>
          <table:table-cell table:style-name="ce2" office:value-type="float" office:value="269.315846292783" calcext:value-type="float">
            <text:p>269.315846292783</text:p>
          </table:table-cell>
        </table:table-row>
        <table:table-row table:style-name="ro1">
          <table:table-cell table:style-name="ce2" office:value-type="float" office:value="111.151454963234" calcext:value-type="float">
            <text:p>111.151454963234</text:p>
          </table:table-cell>
          <table:table-cell table:style-name="ce2"/>
          <table:table-cell table:style-name="ce2" office:value-type="float" office:value="279.690238662341" calcext:value-type="float">
            <text:p>279.690238662341</text:p>
          </table:table-cell>
        </table:table-row>
        <table:table-row table:style-name="ro1">
          <table:table-cell table:style-name="ce2" office:value-type="float" office:value="130.136249941636" calcext:value-type="float">
            <text:p>130.136249941636</text:p>
          </table:table-cell>
          <table:table-cell table:style-name="ce2"/>
          <table:table-cell table:style-name="ce2" office:value-type="float" office:value="330.100894677855" calcext:value-type="float">
            <text:p>330.100894677855</text:p>
          </table:table-cell>
        </table:table-row>
        <table:table-row table:style-name="ro1">
          <table:table-cell table:style-name="ce2" office:value-type="float" office:value="126.767280100747" calcext:value-type="float">
            <text:p>126.767280100747</text:p>
          </table:table-cell>
          <table:table-cell table:style-name="ce2"/>
          <table:table-cell table:style-name="ce2" office:value-type="float" office:value="285.409574244857" calcext:value-type="float">
            <text:p>285.409574244857</text:p>
          </table:table-cell>
        </table:table-row>
        <table:table-row table:style-name="ro1">
          <table:table-cell table:style-name="ce2" office:value-type="float" office:value="110.09362499278" calcext:value-type="float">
            <text:p>110.09362499278</text:p>
          </table:table-cell>
          <table:table-cell table:style-name="ce2"/>
          <table:table-cell table:style-name="ce2" office:value-type="float" office:value="401.889775233013" calcext:value-type="float">
            <text:p>401.889775233013</text:p>
          </table:table-cell>
        </table:table-row>
        <table:table-row table:style-name="ro1">
          <table:table-cell table:style-name="ce2" office:value-type="float" office:value="146.369438979315" calcext:value-type="float">
            <text:p>146.369438979315</text:p>
          </table:table-cell>
          <table:table-cell table:style-name="ce2"/>
          <table:table-cell table:style-name="ce2" office:value-type="float" office:value="409.167889684936" calcext:value-type="float">
            <text:p>409.167889684936</text:p>
          </table:table-cell>
        </table:table-row>
        <table:table-row table:style-name="ro1">
          <table:table-cell table:style-name="ce2" office:value-type="float" office:value="92.4823745892125" calcext:value-type="float">
            <text:p>92.4823745892125</text:p>
          </table:table-cell>
          <table:table-cell table:style-name="ce2"/>
          <table:table-cell table:style-name="ce2" office:value-type="float" office:value="284.714254936476" calcext:value-type="float">
            <text:p>284.714254936476</text:p>
          </table:table-cell>
        </table:table-row>
        <table:table-row table:style-name="ro1">
          <table:table-cell table:style-name="ce2" office:value-type="float" office:value="99.008758462537" calcext:value-type="float">
            <text:p>99.008758462537</text:p>
          </table:table-cell>
          <table:table-cell table:style-name="ce2"/>
          <table:table-cell table:style-name="ce2" office:value-type="float" office:value="450.446104442415" calcext:value-type="float">
            <text:p>450.446104442415</text:p>
          </table:table-cell>
        </table:table-row>
        <table:table-row table:style-name="ro1">
          <table:table-cell table:style-name="ce2" office:value-type="float" office:value="79.2560966063374" calcext:value-type="float">
            <text:p>79.2560966063374</text:p>
          </table:table-cell>
          <table:table-cell table:style-name="ce2"/>
          <table:table-cell table:style-name="ce2" office:value-type="float" office:value="408.937721809874" calcext:value-type="float">
            <text:p>408.937721809874</text:p>
          </table:table-cell>
        </table:table-row>
        <table:table-row table:style-name="ro1">
          <table:table-cell table:style-name="ce2" office:value-type="float" office:value="133.828830966899" calcext:value-type="float">
            <text:p>133.828830966899</text:p>
          </table:table-cell>
          <table:table-cell table:style-name="ce2"/>
          <table:table-cell table:style-name="ce2" office:value-type="float" office:value="452.110105230838" calcext:value-type="float">
            <text:p>452.110105230838</text:p>
          </table:table-cell>
        </table:table-row>
        <table:table-row table:style-name="ro1">
          <table:table-cell table:style-name="ce2" office:value-type="float" office:value="120.078416370516" calcext:value-type="float">
            <text:p>120.078416370516</text:p>
          </table:table-cell>
          <table:table-cell table:style-name="ce2"/>
          <table:table-cell table:style-name="ce2" office:value-type="float" office:value="321.599855927032" calcext:value-type="float">
            <text:p>321.599855927032</text:p>
          </table:table-cell>
        </table:table-row>
        <table:table-row table:style-name="ro1">
          <table:table-cell table:style-name="ce2" office:value-type="float" office:value="95.598534633965" calcext:value-type="float">
            <text:p>95.598534633965</text:p>
          </table:table-cell>
          <table:table-cell table:style-name="ce2"/>
          <table:table-cell table:style-name="ce2" office:value-type="float" office:value="399.513483364209" calcext:value-type="float">
            <text:p>399.513483364209</text:p>
          </table:table-cell>
        </table:table-row>
        <table:table-row table:style-name="ro1">
          <table:table-cell table:style-name="ce2" office:value-type="float" office:value="95.7797165066248" calcext:value-type="float">
            <text:p>95.7797165066248</text:p>
          </table:table-cell>
          <table:table-cell table:style-name="ce2"/>
          <table:table-cell table:style-name="ce2" office:value-type="float" office:value="377.758980626057" calcext:value-type="float">
            <text:p>377.758980626057</text:p>
          </table:table-cell>
        </table:table-row>
        <table:table-row table:style-name="ro1">
          <table:table-cell table:style-name="ce2" office:value-type="float" office:value="144.347447598228" calcext:value-type="float">
            <text:p>144.347447598228</text:p>
          </table:table-cell>
          <table:table-cell table:style-name="ce2"/>
          <table:table-cell table:style-name="ce2" office:value-type="float" office:value="350.198766331689" calcext:value-type="float">
            <text:p>350.198766331689</text:p>
          </table:table-cell>
        </table:table-row>
        <table:table-row table:style-name="ro1">
          <table:table-cell table:style-name="ce2" office:value-type="float" office:value="76.5254560396495" calcext:value-type="float">
            <text:p>76.5254560396495</text:p>
          </table:table-cell>
          <table:table-cell table:style-name="ce2"/>
          <table:table-cell table:style-name="ce2" office:value-type="float" office:value="389.515754891506" calcext:value-type="float">
            <text:p>389.515754891506</text:p>
          </table:table-cell>
        </table:table-row>
        <table:table-row table:style-name="ro1">
          <table:table-cell table:style-name="ce2" office:value-type="float" office:value="112.465388211243" calcext:value-type="float">
            <text:p>112.465388211243</text:p>
          </table:table-cell>
          <table:table-cell table:style-name="ce2"/>
          <table:table-cell table:style-name="ce2" office:value-type="float" office:value="395.718864014686" calcext:value-type="float">
            <text:p>395.718864014686</text:p>
          </table:table-cell>
        </table:table-row>
        <table:table-row table:style-name="ro1">
          <table:table-cell table:style-name="ce2" office:value-type="float" office:value="127.879975429622" calcext:value-type="float">
            <text:p>127.879975429622</text:p>
          </table:table-cell>
          <table:table-cell table:style-name="ce2"/>
          <table:table-cell table:style-name="ce2" office:value-type="float" office:value="479.05763666074" calcext:value-type="float">
            <text:p>479.05763666074</text:p>
          </table:table-cell>
        </table:table-row>
        <table:table-row table:style-name="ro1">
          <table:table-cell table:style-name="ce2" office:value-type="float" office:value="99.4897237204914" calcext:value-type="float">
            <text:p>99.4897237204914</text:p>
          </table:table-cell>
          <table:table-cell table:style-name="ce2"/>
          <table:table-cell table:style-name="ce2" office:value-type="float" office:value="388.02380654983" calcext:value-type="float">
            <text:p>388.02380654983</text:p>
          </table:table-cell>
        </table:table-row>
        <table:table-row table:style-name="ro1">
          <table:table-cell table:style-name="ce2" office:value-type="float" office:value="71.0073837711882" calcext:value-type="float">
            <text:p>71.0073837711882</text:p>
          </table:table-cell>
          <table:table-cell table:style-name="ce2"/>
          <table:table-cell table:style-name="ce2" office:value-type="float" office:value="311.663042231726" calcext:value-type="float">
            <text:p>311.663042231726</text:p>
          </table:table-cell>
        </table:table-row>
        <table:table-row table:style-name="ro1">
          <table:table-cell table:style-name="ce2" office:value-type="float" office:value="90.5103969962465" calcext:value-type="float">
            <text:p>90.5103969962465</text:p>
          </table:table-cell>
          <table:table-cell table:style-name="ce2"/>
          <table:table-cell table:style-name="ce2" office:value-type="float" office:value="313.916621093811" calcext:value-type="float">
            <text:p>313.916621093811</text:p>
          </table:table-cell>
        </table:table-row>
        <table:table-row table:style-name="ro1">
          <table:table-cell table:style-name="ce2" office:value-type="float" office:value="115.436988844449" calcext:value-type="float">
            <text:p>115.436988844449</text:p>
          </table:table-cell>
          <table:table-cell table:style-name="ce2"/>
          <table:table-cell table:style-name="ce2" office:value-type="float" office:value="327.570704138783" calcext:value-type="float">
            <text:p>327.570704138783</text:p>
          </table:table-cell>
        </table:table-row>
        <table:table-row table:style-name="ro1">
          <table:table-cell table:style-name="ce2" office:value-type="float" office:value="153.913106665621" calcext:value-type="float">
            <text:p>153.913106665621</text:p>
          </table:table-cell>
          <table:table-cell table:style-name="ce2"/>
          <table:table-cell table:style-name="ce2" office:value-type="float" office:value="234.557386684391" calcext:value-type="float">
            <text:p>234.557386684391</text:p>
          </table:table-cell>
        </table:table-row>
        <table:table-row table:style-name="ro1">
          <table:table-cell table:style-name="ce2" office:value-type="float" office:value="126.461427438579" calcext:value-type="float">
            <text:p>126.461427438579</text:p>
          </table:table-cell>
          <table:table-cell table:style-name="ce2"/>
          <table:table-cell table:style-name="ce2" office:value-type="float" office:value="423.898537443263" calcext:value-type="float">
            <text:p>423.898537443263</text:p>
          </table:table-cell>
        </table:table-row>
        <table:table-row table:style-name="ro1">
          <table:table-cell table:style-name="ce2" office:value-type="float" office:value="124.851781368217" calcext:value-type="float">
            <text:p>124.851781368217</text:p>
          </table:table-cell>
          <table:table-cell table:style-name="ce2"/>
          <table:table-cell table:style-name="ce2" office:value-type="float" office:value="404.146761893299" calcext:value-type="float">
            <text:p>404.146761893299</text:p>
          </table:table-cell>
        </table:table-row>
        <table:table-row table:style-name="ro1">
          <table:table-cell table:style-name="ce2" office:value-type="float" office:value="97.9634696608369" calcext:value-type="float">
            <text:p>97.9634696608369</text:p>
          </table:table-cell>
          <table:table-cell table:style-name="ce2"/>
          <table:table-cell table:style-name="ce2" office:value-type="float" office:value="422.278595262761" calcext:value-type="float">
            <text:p>422.278595262761</text:p>
          </table:table-cell>
        </table:table-row>
        <table:table-row table:style-name="ro1">
          <table:table-cell table:style-name="ce2" office:value-type="float" office:value="119.782898847724" calcext:value-type="float">
            <text:p>119.782898847724</text:p>
          </table:table-cell>
          <table:table-cell table:style-name="ce2"/>
          <table:table-cell table:style-name="ce2" office:value-type="float" office:value="339.688767211859" calcext:value-type="float">
            <text:p>339.688767211859</text:p>
          </table:table-cell>
        </table:table-row>
        <table:table-row table:style-name="ro1">
          <table:table-cell table:style-name="ce2" office:value-type="float" office:value="89.5428910014045" calcext:value-type="float">
            <text:p>89.5428910014045</text:p>
          </table:table-cell>
          <table:table-cell table:style-name="ce2"/>
          <table:table-cell table:style-name="ce2" office:value-type="float" office:value="305.118315919939" calcext:value-type="float">
            <text:p>305.118315919939</text:p>
          </table:table-cell>
        </table:table-row>
        <table:table-row table:style-name="ro1">
          <table:table-cell table:style-name="ce2" office:value-type="float" office:value="69.4545736680466" calcext:value-type="float">
            <text:p>69.4545736680466</text:p>
          </table:table-cell>
          <table:table-cell table:style-name="ce2"/>
          <table:table-cell table:style-name="ce2" office:value-type="float" office:value="408.567492963764" calcext:value-type="float">
            <text:p>408.567492963764</text:p>
          </table:table-cell>
        </table:table-row>
        <table:table-row table:style-name="ro1">
          <table:table-cell table:style-name="ce2" office:value-type="float" office:value="107.567242424236" calcext:value-type="float">
            <text:p>107.567242424236</text:p>
          </table:table-cell>
          <table:table-cell table:style-name="ce2"/>
          <table:table-cell table:style-name="ce2" office:value-type="float" office:value="368.596694097444" calcext:value-type="float">
            <text:p>368.596694097444</text:p>
          </table:table-cell>
        </table:table-row>
        <table:table-row table:style-name="ro1">
          <table:table-cell table:style-name="ce2" office:value-type="float" office:value="106.108042055215" calcext:value-type="float">
            <text:p>106.108042055215</text:p>
          </table:table-cell>
          <table:table-cell table:style-name="ce2"/>
          <table:table-cell table:style-name="ce2" office:value-type="float" office:value="370.860928700364" calcext:value-type="float">
            <text:p>370.860928700364</text:p>
          </table:table-cell>
        </table:table-row>
        <table:table-row table:style-name="ro1">
          <table:table-cell table:style-name="ce2" office:value-type="float" office:value="130.728795505936" calcext:value-type="float">
            <text:p>130.728795505936</text:p>
          </table:table-cell>
          <table:table-cell table:style-name="ce2"/>
          <table:table-cell table:style-name="ce2" office:value-type="float" office:value="313.51533387089" calcext:value-type="float">
            <text:p>313.51533387089</text:p>
          </table:table-cell>
        </table:table-row>
        <table:table-row table:style-name="ro1">
          <table:table-cell table:style-name="ce2" office:value-type="float" office:value="148.983316281359" calcext:value-type="float">
            <text:p>148.983316281359</text:p>
          </table:table-cell>
          <table:table-cell table:style-name="ce2"/>
          <table:table-cell table:style-name="ce2" office:value-type="float" office:value="291.345480703986" calcext:value-type="float">
            <text:p>291.345480703986</text:p>
          </table:table-cell>
        </table:table-row>
        <table:table-row table:style-name="ro1">
          <table:table-cell table:style-name="ce2" office:value-type="float" office:value="112.86605372575" calcext:value-type="float">
            <text:p>112.86605372575</text:p>
          </table:table-cell>
          <table:table-cell table:style-name="ce2"/>
          <table:table-cell table:style-name="ce2" office:value-type="float" office:value="298.615063433261" calcext:value-type="float">
            <text:p>298.615063433261</text:p>
          </table:table-cell>
        </table:table-row>
        <table:table-row table:style-name="ro1">
          <table:table-cell table:style-name="ce2" office:value-type="float" office:value="103.566003409424" calcext:value-type="float">
            <text:p>103.566003409424</text:p>
          </table:table-cell>
          <table:table-cell table:style-name="ce2"/>
          <table:table-cell table:style-name="ce2" office:value-type="float" office:value="369.694345335552" calcext:value-type="float">
            <text:p>369.694345335552</text:p>
          </table:table-cell>
        </table:table-row>
        <table:table-row table:style-name="ro1">
          <table:table-cell table:style-name="ce2" office:value-type="float" office:value="132.005974727657" calcext:value-type="float">
            <text:p>132.005974727657</text:p>
          </table:table-cell>
          <table:table-cell table:style-name="ce2"/>
          <table:table-cell table:style-name="ce2" office:value-type="float" office:value="373.289887575415" calcext:value-type="float">
            <text:p>373.289887575415</text:p>
          </table:table-cell>
        </table:table-row>
        <table:table-row table:style-name="ro1">
          <table:table-cell table:style-name="ce2" office:value-type="float" office:value="129.235086407895" calcext:value-type="float">
            <text:p>129.235086407895</text:p>
          </table:table-cell>
          <table:table-cell table:style-name="ce2"/>
          <table:table-cell table:style-name="ce2" office:value-type="float" office:value="339.745184122124" calcext:value-type="float">
            <text:p>339.745184122124</text:p>
          </table:table-cell>
        </table:table-row>
        <table:table-row table:style-name="ro1">
          <table:table-cell table:style-name="ce2" office:value-type="float" office:value="96.0004042078005" calcext:value-type="float">
            <text:p>96.0004042078005</text:p>
          </table:table-cell>
          <table:table-cell table:style-name="ce2"/>
          <table:table-cell table:style-name="ce2" office:value-type="float" office:value="439.134769875462" calcext:value-type="float">
            <text:p>439.134769875462</text:p>
          </table:table-cell>
        </table:table-row>
        <table:table-row table:style-name="ro1">
          <table:table-cell table:style-name="ce2" office:value-type="float" office:value="117.16469100443" calcext:value-type="float">
            <text:p>117.16469100443</text:p>
          </table:table-cell>
          <table:table-cell table:style-name="ce2"/>
          <table:table-cell table:style-name="ce2" office:value-type="float" office:value="360.368378652817" calcext:value-type="float">
            <text:p>360.368378652817</text:p>
          </table:table-cell>
        </table:table-row>
        <table:table-row table:style-name="ro1">
          <table:table-cell table:style-name="ce2" office:value-type="float" office:value="32.8933095103902" calcext:value-type="float">
            <text:p>32.8933095103902</text:p>
          </table:table-cell>
          <table:table-cell table:style-name="ce2"/>
          <table:table-cell table:style-name="ce2" office:value-type="float" office:value="447.717046452246" calcext:value-type="float">
            <text:p>447.717046452246</text:p>
          </table:table-cell>
        </table:table-row>
        <table:table-row table:style-name="ro1">
          <table:table-cell table:style-name="ce2" office:value-type="float" office:value="80.8600628392634" calcext:value-type="float">
            <text:p>80.8600628392634</text:p>
          </table:table-cell>
          <table:table-cell table:style-name="ce2"/>
          <table:table-cell table:style-name="ce2" office:value-type="float" office:value="374.451546723643" calcext:value-type="float">
            <text:p>374.451546723643</text:p>
          </table:table-cell>
        </table:table-row>
        <table:table-row table:style-name="ro1">
          <table:table-cell table:style-name="ce2" office:value-type="float" office:value="136.169422220533" calcext:value-type="float">
            <text:p>136.169422220533</text:p>
          </table:table-cell>
          <table:table-cell table:style-name="ce2"/>
          <table:table-cell table:style-name="ce2" office:value-type="float" office:value="395.557629062147" calcext:value-type="float">
            <text:p>395.557629062147</text:p>
          </table:table-cell>
        </table:table-row>
        <table:table-row table:style-name="ro1">
          <table:table-cell table:style-name="ce2" office:value-type="float" office:value="111.365506479376" calcext:value-type="float">
            <text:p>111.365506479376</text:p>
          </table:table-cell>
          <table:table-cell table:style-name="ce2"/>
          <table:table-cell table:style-name="ce2" office:value-type="float" office:value="344.884579251849" calcext:value-type="float">
            <text:p>344.884579251849</text:p>
          </table:table-cell>
        </table:table-row>
        <table:table-row table:style-name="ro1">
          <table:table-cell table:style-name="ce2" office:value-type="float" office:value="96.3065665934217" calcext:value-type="float">
            <text:p>96.3065665934217</text:p>
          </table:table-cell>
          <table:table-cell table:style-name="ce2"/>
          <table:table-cell table:style-name="ce2" office:value-type="float" office:value="288.754058816259" calcext:value-type="float">
            <text:p>288.754058816259</text:p>
          </table:table-cell>
        </table:table-row>
        <table:table-row table:style-name="ro1">
          <table:table-cell table:style-name="ce2" office:value-type="float" office:value="98.2023286578272" calcext:value-type="float">
            <text:p>98.2023286578272</text:p>
          </table:table-cell>
          <table:table-cell table:style-name="ce2"/>
          <table:table-cell table:style-name="ce2" office:value-type="float" office:value="364.414877028659" calcext:value-type="float">
            <text:p>364.414877028659</text:p>
          </table:table-cell>
        </table:table-row>
        <table:table-row table:style-name="ro1">
          <table:table-cell table:style-name="ce2" office:value-type="float" office:value="128.175084512742" calcext:value-type="float">
            <text:p>128.175084512742</text:p>
          </table:table-cell>
          <table:table-cell table:style-name="ce2"/>
          <table:table-cell table:style-name="ce2" office:value-type="float" office:value="388.396194425857" calcext:value-type="float">
            <text:p>388.396194425857</text:p>
          </table:table-cell>
        </table:table-row>
        <table:table-row table:style-name="ro1">
          <table:table-cell table:style-name="ce2" office:value-type="float" office:value="108.76972163105" calcext:value-type="float">
            <text:p>108.76972163105</text:p>
          </table:table-cell>
          <table:table-cell table:style-name="ce2"/>
          <table:table-cell table:style-name="ce2" office:value-type="float" office:value="325.526996393802" calcext:value-type="float">
            <text:p>325.526996393802</text:p>
          </table:table-cell>
        </table:table-row>
        <table:table-row table:style-name="ro1">
          <table:table-cell table:style-name="ce2" office:value-type="float" office:value="145.359672990211" calcext:value-type="float">
            <text:p>145.359672990211</text:p>
          </table:table-cell>
          <table:table-cell table:style-name="ce2"/>
          <table:table-cell table:style-name="ce2" office:value-type="float" office:value="302.134121140252" calcext:value-type="float">
            <text:p>302.134121140252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425.752751464525" calcext:value-type="float">
            <text:p>425.752751464525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47.553815160062" calcext:value-type="float">
            <text:p>347.553815160062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31.42545084406" calcext:value-type="float">
            <text:p>331.42545084406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23.130333522922" calcext:value-type="float">
            <text:p>323.130333522922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457.016803055121" calcext:value-type="float">
            <text:p>457.016803055121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02.13513857133" calcext:value-type="float">
            <text:p>302.13513857133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477.653642881373" calcext:value-type="float">
            <text:p>477.653642881373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35.696029945133" calcext:value-type="float">
            <text:p>335.696029945133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39.113718504906" calcext:value-type="float">
            <text:p>339.113718504906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23.788078513356" calcext:value-type="float">
            <text:p>323.788078513356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67.416425530254" calcext:value-type="float">
            <text:p>367.416425530254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10.534302052798" calcext:value-type="float">
            <text:p>310.534302052798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69.216799371387" calcext:value-type="float">
            <text:p>369.216799371387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295.689637331869" calcext:value-type="float">
            <text:p>295.689637331869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45.143784830509" calcext:value-type="float">
            <text:p>345.143784830509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63.861399982579" calcext:value-type="float">
            <text:p>363.861399982579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427.239767384435" calcext:value-type="float">
            <text:p>427.239767384435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51.398153250409" calcext:value-type="float">
            <text:p>351.398153250409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58.93393915707" calcext:value-type="float">
            <text:p>358.93393915707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215.243352370127" calcext:value-type="float">
            <text:p>215.243352370127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36.783827418268" calcext:value-type="float">
            <text:p>336.783827418268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265.054781449428" calcext:value-type="float">
            <text:p>265.054781449428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60.981150968082" calcext:value-type="float">
            <text:p>360.981150968082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24.778824177192" calcext:value-type="float">
            <text:p>324.778824177192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296.226312900123" calcext:value-type="float">
            <text:p>296.226312900123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257.399283670204" calcext:value-type="float">
            <text:p>257.399283670204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404.829291078406" calcext:value-type="float">
            <text:p>404.829291078406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46.718418292211" calcext:value-type="float">
            <text:p>346.718418292211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416.169699318109" calcext:value-type="float">
            <text:p>416.169699318109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29.063091827284" calcext:value-type="float">
            <text:p>329.063091827284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13.305997003861" calcext:value-type="float">
            <text:p>313.305997003861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59.567836469774" calcext:value-type="float">
            <text:p>359.567836469774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10.205940379148" calcext:value-type="float">
            <text:p>310.205940379148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28.131313578737" calcext:value-type="float">
            <text:p>328.131313578737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281.483621656742" calcext:value-type="float">
            <text:p>281.483621656742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50.258393860081" calcext:value-type="float">
            <text:p>350.258393860081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57.261115358803" calcext:value-type="float">
            <text:p>357.261115358803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401.298562463527" calcext:value-type="float">
            <text:p>401.298562463527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33.686735364858" calcext:value-type="float">
            <text:p>333.686735364858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44.385625033211" calcext:value-type="float">
            <text:p>344.385625033211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47.234406066382" calcext:value-type="float">
            <text:p>347.234406066382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28.321156584513" calcext:value-type="float">
            <text:p>328.321156584513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94.946206628133" calcext:value-type="float">
            <text:p>394.946206628133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402.163398962938" calcext:value-type="float">
            <text:p>402.163398962938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254.558410725013" calcext:value-type="float">
            <text:p>254.558410725013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19.337707306642" calcext:value-type="float">
            <text:p>319.337707306642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29.578079521234" calcext:value-type="float">
            <text:p>329.578079521234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86.387650343958" calcext:value-type="float">
            <text:p>386.387650343958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63.399797155197" calcext:value-type="float">
            <text:p>363.399797155197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49.50614453021" calcext:value-type="float">
            <text:p>349.50614453021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67.340873023612" calcext:value-type="float">
            <text:p>367.340873023612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96.335713494931" calcext:value-type="float">
            <text:p>396.335713494931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420.866307407792" calcext:value-type="float">
            <text:p>420.866307407792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431.913392107969" calcext:value-type="float">
            <text:p>431.913392107969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456.804556210971" calcext:value-type="float">
            <text:p>456.804556210971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69.233786458897" calcext:value-type="float">
            <text:p>369.233786458897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59.006704695144" calcext:value-type="float">
            <text:p>359.006704695144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83.130619319131" calcext:value-type="float">
            <text:p>383.130619319131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35.192935011934" calcext:value-type="float">
            <text:p>335.192935011934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75.767167658606" calcext:value-type="float">
            <text:p>375.767167658606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28.03124222126" calcext:value-type="float">
            <text:p>328.03124222126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60.512117264221" calcext:value-type="float">
            <text:p>360.512117264221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62.504480896376" calcext:value-type="float">
            <text:p>362.504480896376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296.408172925665" calcext:value-type="float">
            <text:p>296.408172925665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293.0431980557" calcext:value-type="float">
            <text:p>293.0431980557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273.386423277811" calcext:value-type="float">
            <text:p>273.386423277811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284.314074472254" calcext:value-type="float">
            <text:p>284.314074472254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279.05779574202" calcext:value-type="float">
            <text:p>279.05779574202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64.301944209594" calcext:value-type="float">
            <text:p>364.301944209594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403.211563243392" calcext:value-type="float">
            <text:p>403.211563243392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410.624295298865" calcext:value-type="float">
            <text:p>410.624295298865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289.339147896936" calcext:value-type="float">
            <text:p>289.339147896936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424.701011542787" calcext:value-type="float">
            <text:p>424.701011542787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251.655905133247" calcext:value-type="float">
            <text:p>251.655905133247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77.009088869321" calcext:value-type="float">
            <text:p>377.009088869321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65.025806374186" calcext:value-type="float">
            <text:p>365.025806374186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61.772285919175" calcext:value-type="float">
            <text:p>361.772285919175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431.209527983866" calcext:value-type="float">
            <text:p>431.209527983866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55.359437164847" calcext:value-type="float">
            <text:p>355.359437164847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04.972069695643" calcext:value-type="float">
            <text:p>304.972069695643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25.446003161723" calcext:value-type="float">
            <text:p>325.446003161723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57.253218309825" calcext:value-type="float">
            <text:p>357.253218309825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30.85490695794" calcext:value-type="float">
            <text:p>330.85490695794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23.206759701816" calcext:value-type="float">
            <text:p>323.206759701816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279.799308660187" calcext:value-type="float">
            <text:p>279.799308660187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456.941397825528" calcext:value-type="float">
            <text:p>456.941397825528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26.046958019085" calcext:value-type="float">
            <text:p>326.046958019085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75.915510809931" calcext:value-type="float">
            <text:p>375.915510809931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412.359848670387" calcext:value-type="float">
            <text:p>412.359848670387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408.443709335167" calcext:value-type="float">
            <text:p>408.443709335167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407.046915347627" calcext:value-type="float">
            <text:p>407.046915347627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69.665502573361" calcext:value-type="float">
            <text:p>369.665502573361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289.852924598776" calcext:value-type="float">
            <text:p>289.852924598776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04.437452500078" calcext:value-type="float">
            <text:p>304.437452500078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79.551314114203" calcext:value-type="float">
            <text:p>379.551314114203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32.153097594485" calcext:value-type="float">
            <text:p>332.153097594485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441.922941330273" calcext:value-type="float">
            <text:p>441.922941330273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449.832772907837" calcext:value-type="float">
            <text:p>449.832772907837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263.079502934648" calcext:value-type="float">
            <text:p>263.079502934648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40.237609294382" calcext:value-type="float">
            <text:p>340.237609294382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278.61435628329" calcext:value-type="float">
            <text:p>278.61435628329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63.618066016936" calcext:value-type="float">
            <text:p>363.618066016936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17.50478199901" calcext:value-type="float">
            <text:p>317.50478199901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39.376817838409" calcext:value-type="float">
            <text:p>339.376817838409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442.800564164059" calcext:value-type="float">
            <text:p>442.800564164059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352.224354665952" calcext:value-type="float">
            <text:p>352.224354665952</text:p>
          </table:table-cell>
        </table:table-row>
        <table:table-row table:style-name="ro1" table:number-rows-repeated="104832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holesterol" style:display-name="PageStyle_Cholesterol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Wirkdauer" style:display-name="PageStyle_Wirkdauer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4:00:51</meta:creation-date>
    <dc:language>en-US</dc:language>
    <dc:date>2025-01-21T08:45:03</dc:date>
    <meta:editing-cycles>28</meta:editing-cycles>
    <meta:editing-duration>PT2H25M</meta:editing-duration>
    <meta:generator>LibreOffice/24.2.7.2$Linux_X86_64 LibreOffice_project/420$Build-2</meta:generator>
    <meta:document-statistic meta:table-count="2" meta:cell-count="609" meta:object-count="0"/>
    <meta:user-defined meta:name="AppVersion">15.0000</meta:user-defined>
  </office:meta>
</office:document-meta>
</file>